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81cm"/>
    </style:style>
    <style:style style:family="table-column" style:name="co2">
      <style:table-column-properties fo:break-before="auto" style:column-width="1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065cm"/>
    </style:style>
    <style:style style:family="table-column" style:name="co5">
      <style:table-column-properties fo:break-before="auto" style:column-width="2.284cm"/>
    </style:style>
    <style:style style:family="table-column" style:name="co6">
      <style:table-column-properties fo:break-before="auto" style:column-width="0.718cm"/>
    </style:style>
    <style:style style:family="table-column" style:name="co7">
      <style:table-column-properties fo:break-before="auto" style:column-width="1.588cm"/>
    </style:style>
    <style:style style:family="table-column" style:name="co8">
      <style:table-column-properties fo:break-before="auto" style:column-width="5.112cm"/>
    </style:style>
    <style:style style:family="table-column" style:name="co9">
      <style:table-column-properties fo:break-before="auto" style:column-width="1.088cm"/>
    </style:style>
    <style:style style:family="table-column" style:name="co10">
      <style:table-column-properties fo:break-before="auto" style:column-width="2.175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Overijssel2">
      <style:table-properties style:writing-mode="lr-tb" table:display="true"/>
    </style:style>
    <style:style style:family="table" style:name="ta2" style:master-page-name="PageStyle_5f_Overijssel1">
      <style:table-properties style:writing-mode="lr-tb" table:display="true"/>
    </style: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2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2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2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Default"/>
        <table:table-column table:style-name="co7" table:default-cell-style-name="ce2"/>
        <table:table-column table:style-name="co3" table:default-cell-style-name="Default" table:number-columns-repeated="994"/>
        <table:table-row table:style-name="ro1">
          <table:table-cell ns41:value-type="string" table:number-rows-spanned="1" table:style-name="TL Title" table:number-columns-spanned="34" office:value-type="string">
            <text:p>Indeeling der werkelijke bevolking naar de kerkgenootschappen. Vierde gedeelte, provincie Overijssel</text:p>
          </table:table-cell>
          <table:covered-table-cell table:style-name="TL Title" table:number-columns-repeated="32"/>
          <table:covered-table-cell table:style-name="ce5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/>
          <table:table-cell ns41:value-type="string" table:number-rows-spanned="5" table:style-name="TL ColHeader" table:number-columns-spanned="2" office:value-type="string">
            <text:p>Anglicaansch Episcopal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Leden der Schotsche Gemeente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Evangelischen</text:p>
          </table:table-cell>
          <table:covered-table-cell table:style-name="ce34"/>
          <table:table-cell ns41:value-type="string" table:number-rows-spanned="5" table:style-name="TL ColHeader" table:number-columns-spanned="2" office:value-type="string">
            <text:p>Vrije Evangelisch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Baptisten</text:p>
          </table:table-cell>
          <table:covered-table-cell table:style-name="ce34"/>
          <table:table-cell ns41:value-type="string" table:number-rows-spanned="5" table:style-name="TL ColHeader" table:number-columns-spanned="2" office:value-type="string">
            <text:p>Methodisten</text:p>
          </table:table-cell>
          <table:covered-table-cell table:style-name="ce34"/>
          <table:table-cell ns41:value-type="string" table:number-rows-spanned="5" table:style-name="TL ColHeader" table:number-columns-spanned="2" office:value-type="string">
            <text:p>Mahomedanen</text:p>
          </table:table-cell>
          <table:covered-table-cell table:style-name="ce34"/>
          <table:table-cell ns41:value-type="string" table:number-rows-spanned="5" table:style-name="TL ColHeader" table:number-columns-spanned="2" office:value-type="string">
            <text:p>Mormonen</text:p>
          </table:table-cell>
          <table:covered-table-cell table:style-name="ce34"/>
          <table:table-cell ns41:value-type="string" table:number-rows-spanned="5" table:style-name="TL ColHeader" table:number-columns-spanned="2" office:value-type="string">
            <text:p>Geen kerkgenootschap.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Kerkgenootschap onbekend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4"/>
          <table:table-cell ns41:value-type="string" table:number-rows-spanned="6" table:style-name="ce40" table:number-columns-spanned="1" office:value-type="string">
            <text:p>Telling</text:p>
          </table:table-cell>
          <table:table-cell ns41:value-type="string" table:number-rows-spanned="6" table:style-name="ce40" table:number-columns-spanned="1" office:value-type="string">
            <text:p>Tabel</text:p>
          </table:table-cell>
          <table:table-cell ns41:value-type="string" table:number-rows-spanned="6" table:style-name="ce40" table:number-columns-spanned="1" office:value-type="string">
            <text:p>Pagina links</text:p>
          </table:table-cell>
          <table:table-cell ns41:value-type="string" table:number-rows-spanned="6" table:style-name="ce47" table:number-columns-spanned="1" office:value-type="string">
            <text:p>Pagina rechts</text:p>
          </table:table-cell>
          <table:table-cell ns41:value-type="string" table:number-rows-spanned="6" table:style-name="ce40" table:number-columns-spanned="1" office:value-type="string">
            <text:p>Provincie</text:p>
          </table:table-cell>
          <table:table-cell ns41:value-type="string" table:number-rows-spanned="6" table:style-name="ce40" table:number-columns-spanned="1" office:value-type="string">
            <text:p>Image nr</text:p>
          </table:table-cell>
          <table:table-cell table:number-columns-repeated="994"/>
        </table:table-row>
        <table:table-row table:style-name="ro2">
          <table:covered-table-cell table:style-name="ce4"/>
          <table:table-cell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2">
          <table:covered-table-cell table:style-name="ce4"/>
          <table:table-cell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2">
          <table:covered-table-cell table:style-name="ce4"/>
          <table:table-cell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1">
          <table:covered-table-cell table:style-name="ce4"/>
          <table:table-cell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1">
          <table:covered-table-cell table:style-name="ce5"/>
          <table:table-cell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42" table:number-columns-repeated="3"/>
          <table:covered-table-cell table:style-name="ce49"/>
          <table:covered-table-cell table:style-name="ce42" table:number-columns-repeated="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Deven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10];[.E10];[.G10];[.I10];[.K10];[.M10];[.O10];[.Q10];[.S10];[.U10])" ns41:value-type="float" table:style-name="TL Data" office:value-type="float" office:value="17">
            <text:p>17</text:p>
          </table:table-cell>
          <table:table-cell table:formula="of:=SUM([.D10];[.F10];[.H10];[.J10];[.L10];[.N10];[.P10];[.R10];[.T10];[.V10])" ns41:value-type="float" table:style-name="TL Data" office:value-type="float" office:value="16">
            <text:p>16</text:p>
          </table:table-cell>
          <table:table-cell ns41:value-type="string" table:style-name="ce22" office:value-type="string">
            <text:p>VT</text:p>
          </table:table-cell>
          <table:table-cell ns41:value-type="string" table:style-name="ce29" office:value-type="string">
            <text:p>1879_02_H5</text:p>
          </table:table-cell>
          <table:table-cell ns41:value-type="float" table:style-name="ce29" office:value="108" office:value-type="float">
            <text:p>108</text:p>
          </table:table-cell>
          <table:table-cell table:style-name="ce29"/>
          <table:table-cell ns41:value-type="string" table:style-name="ce29" office:value-type="string">
            <text:p>Overijssel</text:p>
          </table:table-cell>
          <table:table-cell ns41:value-type="string" table:style-name="ce50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C11];[.E11];[.G11];[.I11];[.K11];[.M11];[.O11];[.Q11];[.S11];[.U11])" ns41:value-type="float" table:style-name="TL Data" office:value-type="float" office:value="38">
            <text:p>38</text:p>
          </table:table-cell>
          <table:table-cell table:formula="of:=SUM([.D11];[.F11];[.H11];[.J11];[.L11];[.N11];[.P11];[.R11];[.T11];[.V11])" ns41:value-type="float" table:style-name="TL Data" office:value-type="float" office:value="31">
            <text:p>3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C12];[.E12];[.G12];[.I12];[.K12];[.M12];[.O12];[.Q12];[.S12];[.U12])" ns41:value-type="float" table:style-name="TL Data" office:value-type="float" office:value="28">
            <text:p>28</text:p>
          </table:table-cell>
          <table:table-cell table:formula="of:=SUM([.D12];[.F12];[.H12];[.J12];[.L12];[.N12];[.P12];[.R12];[.T12];[.V12])" ns41:value-type="float" table:style-name="TL Data" office:value-type="float" office:value="28">
            <text:p>2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5"/>
          <table:table-cell table:formula="of:=SUM([.C10:.C12])" ns41:value-type="float" table:style-name="TL Data" office:value-type="float" office:value="3">
            <text:p>3</text:p>
          </table:table-cell>
          <table:table-cell table:formula="of:=SUM([.D10:.D12])" ns41:value-type="float" table:style-name="TL Data" office:value-type="float" office:value="3">
            <text:p>3</text:p>
          </table:table-cell>
          <table:table-cell table:formula="of:=SUM([.E10:.E12])" ns41:value-type="float" table:style-name="TL Data" office:value-type="float" office:value="1">
            <text:p>1</text:p>
          </table:table-cell>
          <table:table-cell table:formula="of:=SUM([.F10:.F12])" ns41:value-type="float" table:style-name="TL Data" office:value-type="float" office:value="0">
            <text:p>0</text:p>
          </table:table-cell>
          <table:table-cell table:formula="of:=SUM([.G10:.G12])" ns41:value-type="float" table:style-name="TL Data" office:value-type="float" office:value="2">
            <text:p>2</text:p>
          </table:table-cell>
          <table:table-cell table:formula="of:=SUM([.H10:.H12])" ns41:value-type="float" table:style-name="TL Data" office:value-type="float" office:value="1">
            <text:p>1</text:p>
          </table:table-cell>
          <table:table-cell table:formula="of:=SUM([.I10:.I12])" ns41:value-type="float" table:style-name="TL Data" office:value-type="float" office:value="0">
            <text:p>0</text:p>
          </table:table-cell>
          <table:table-cell table:formula="of:=SUM([.J10:.J12])" ns41:value-type="float" table:style-name="TL Data" office:value-type="float" office:value="0">
            <text:p>0</text:p>
          </table:table-cell>
          <table:table-cell table:formula="of:=SUM([.K10:.K12])" ns41:value-type="float" table:style-name="TL Data" office:value-type="float" office:value="0">
            <text:p>0</text:p>
          </table:table-cell>
          <table:table-cell table:formula="of:=SUM([.L10:.L12])" ns41:value-type="float" table:style-name="TL Data" office:value-type="float" office:value="0">
            <text:p>0</text:p>
          </table:table-cell>
          <table:table-cell table:formula="of:=SUM([.M10:.M12])" ns41:value-type="float" table:style-name="TL Data" office:value-type="float" office:value="0">
            <text:p>0</text:p>
          </table:table-cell>
          <table:table-cell table:formula="of:=SUM([.N10:.N12])" ns41:value-type="float" table:style-name="TL Data" office:value-type="float" office:value="0">
            <text:p>0</text:p>
          </table:table-cell>
          <table:table-cell table:formula="of:=SUM([.O10:.O12])" ns41:value-type="float" table:style-name="TL Data" office:value-type="float" office:value="0">
            <text:p>0</text:p>
          </table:table-cell>
          <table:table-cell table:formula="of:=SUM([.P10:.P12])" ns41:value-type="float" table:style-name="TL Data" office:value-type="float" office:value="2">
            <text:p>2</text:p>
          </table:table-cell>
          <table:table-cell table:formula="of:=SUM([.Q10:.Q12])" ns41:value-type="float" table:style-name="TL Data" office:value-type="float" office:value="1">
            <text:p>1</text:p>
          </table:table-cell>
          <table:table-cell table:formula="of:=SUM([.R10:.R12])" ns41:value-type="float" table:style-name="TL Data" office:value-type="float" office:value="0">
            <text:p>0</text:p>
          </table:table-cell>
          <table:table-cell table:formula="of:=SUM([.S10:.S12])" ns41:value-type="float" table:style-name="TL Data" office:value-type="float" office:value="75">
            <text:p>75</text:p>
          </table:table-cell>
          <table:table-cell table:formula="of:=SUM([.T10:.T12])" ns41:value-type="float" table:style-name="TL Data" office:value-type="float" office:value="68">
            <text:p>68</text:p>
          </table:table-cell>
          <table:table-cell table:formula="of:=SUM([.U10:.U12])" ns41:value-type="float" table:style-name="TL Data" office:value-type="float" office:value="1">
            <text:p>1</text:p>
          </table:table-cell>
          <table:table-cell table:formula="of:=SUM([.V10:.V12])" ns41:value-type="float" table:style-name="TL Data" office:value-type="float" office:value="1">
            <text:p>1</text:p>
          </table:table-cell>
          <table:table-cell table:formula="of:=SUM([.C13];[.E13];[.G13];[.I13];[.K13];[.M13];[.O13];[.Q13];[.S13];[.U13])" ns41:value-type="float" table:style-name="TL Data" office:value-type="float" office:value="83">
            <text:p>83</text:p>
          </table:table-cell>
          <table:table-cell table:formula="of:=SUM([.D13];[.F13];[.H13];[.J13];[.L13];[.N13];[.P13];[.R13];[.T13];[.V13])" ns41:value-type="float" table:style-name="TL Data" office:value-type="float" office:value="75">
            <text:p>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melo (Stad)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table:formula="of:=SUM([.C14];[.E14];[.G14];[.I14];[.K14];[.M14];[.O14];[.Q14];[.S14];[.U14])" ns41:value-type="float" table:style-name="TL Data" office:value-type="float" office:value="62">
            <text:p>62</text:p>
          </table:table-cell>
          <table:table-cell table:formula="of:=SUM([.D14];[.F14];[.H14];[.J14];[.L14];[.N14];[.P14];[.R14];[.T14];[.V14])" ns41:value-type="float" table:style-name="TL Data" office:value-type="float" office:value="33">
            <text:p>3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melo (Ambt)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5];[.E15];[.G15];[.I15];[.K15];[.M15];[.O15];[.Q15];[.S15];[.U15])" ns41:value-type="float" table:style-name="TL Data" office:value-type="float" office:value="6">
            <text:p>6</text:p>
          </table:table-cell>
          <table:table-cell table:formula="of:=SUM([.D15];[.F15];[.H15];[.J15];[.L15];[.N15];[.P15];[.R15];[.T15];[.V15])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vereest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6];[.E16];[.G16];[.I16];[.K16];[.M16];[.O16];[.Q16];[.S16];[.U16])" ns41:value-type="float" table:style-name="TL Data" office:value-type="float" office:value="5">
            <text:p>5</text:p>
          </table:table-cell>
          <table:table-cell table:formula="of:=SUM([.D16];[.F16];[.H16];[.J16];[.L16];[.N16];[.P16];[.R16];[.T16];[.V16])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thm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7];[.E17];[.G17];[.I17];[.K17];[.M17];[.O17];[.Q17];[.S17];[.U17])" ns41:value-type="float" table:style-name="TL Data" office:value-type="float" office:value="1">
            <text:p>1</text:p>
          </table:table-cell>
          <table:table-cell table:formula="of:=SUM([.D17];[.F17];[.H17];[.J17];[.L17];[.N17];[.P17];[.R17];[.T17];[.V17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lokzijl</text:p>
          </table:table-cell>
          <table:table-cell/>
          <table:table-cell table:style-name="TL Data"/>
          <table:table-cell table:style-name="TL Data" table:number-columns-repeated="15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table:formula="of:=SUM([.C18];[.E18];[.G18];[.I18];[.K18];[.M18];[.O18];[.Q18];[.S18];[.U18])" ns41:value-type="float" table:style-name="TL Data" office:value-type="float" office:value="12">
            <text:p>12</text:p>
          </table:table-cell>
          <table:table-cell table:formula="of:=SUM([.D18];[.F18];[.H18];[.J18];[.L18];[.N18];[.P18];[.R18];[.T18];[.V18])" ns41:value-type="float" table:style-name="TL Data" office:value-type="float" office:value="12">
            <text:p>1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rne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C19];[.E19];[.G19];[.I19];[.K19];[.M19];[.O19];[.Q19];[.S19];[.U19])" ns41:value-type="float" table:style-name="TL Data" office:value-type="float" office:value="5">
            <text:p>5</text:p>
          </table:table-cell>
          <table:table-cell table:formula="of:=SUM([.D19];[.F19];[.H19];[.J19];[.L19];[.N19];[.P19];[.R19];[.T19];[.V19])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lden (Stad)</text:p>
          </table:table-cell>
          <table:table-cell/>
          <table:table-cell table:style-name="TL Data"/>
          <table:table-cell table:style-name="TL Data" table:number-columns-repeated="15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C20];[.E20];[.G20];[.I20];[.K20];[.M20];[.O20];[.Q20];[.S20];[.U20])" ns41:value-type="float" table:style-name="TL Data" office:value-type="float" office:value="3">
            <text:p>3</text:p>
          </table:table-cell>
          <table:table-cell table:formula="of:=SUM([.D20];[.F20];[.H20];[.J20];[.L20];[.N20];[.P20];[.R20];[.T20];[.V20])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epenve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21];[.E21];[.G21];[.I21];[.K21];[.M21];[.O21];[.Q21];[.S21];[.U21])" ns41:value-type="float" table:style-name="TL Data" office:value-type="float" office:value="1">
            <text:p>1</text:p>
          </table:table-cell>
          <table:table-cell table:formula="of:=SUM([.D21];[.F21];[.H21];[.J21];[.L21];[.N21];[.P21];[.R21];[.T21];[.V21])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nsched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2];[.E22];[.G22];[.I22];[.K22];[.M22];[.O22];[.Q22];[.S22];[.U22])" ns41:value-type="float" table:style-name="TL Data" office:value-type="float" office:value="12">
            <text:p>12</text:p>
          </table:table-cell>
          <table:table-cell table:formula="of:=SUM([.D22];[.F22];[.H22];[.J22];[.L22];[.N22];[.P22];[.R22];[.T22];[.V22])" ns41:value-type="float" table:style-name="TL Data" office:value-type="float" office:value="8">
            <text:p>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iethoorn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3];[.E23];[.G23];[.I23];[.K23];[.M23];[.O23];[.Q23];[.S23];[.U23])" ns41:value-type="float" table:style-name="TL Data" office:value-type="float" office:value="2">
            <text:p>2</text:p>
          </table:table-cell>
          <table:table-cell table:formula="of:=SUM([.D23];[.F23];[.H23];[.J23];[.L23];[.N23];[.P23];[.R23];[.T23];[.V23])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or</text:p>
          </table:table-cell>
          <table:table-cell/>
          <table:table-cell table:style-name="TL Data"/>
          <table:table-cell table:style-name="TL Data" table:number-columns-repeated="1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24];[.E24];[.G24];[.I24];[.K24];[.M24];[.O24];[.Q24];[.S24];[.U24])" ns41:value-type="float" table:style-name="TL Data" office:value-type="float" office:value="1">
            <text:p>1</text:p>
          </table:table-cell>
          <table:table-cell table:formula="of:=SUM([.D24];[.F24];[.H24];[.J24];[.L24];[.N24];[.P24];[.R24];[.T24];[.V24])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amsberg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5];[.E25];[.G25];[.I25];[.K25];[.M25];[.O25];[.Q25];[.S25];[.U25])" ns41:value-type="float" table:style-name="TL Data" office:value-type="float" office:value="1">
            <text:p>1</text:p>
          </table:table-cell>
          <table:table-cell table:formula="of:=SUM([.D25];[.F25];[.H25];[.J25];[.L25];[.N25];[.P25];[.R25];[.T25];[.V25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aksberg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6];[.E26];[.G26];[.I26];[.K26];[.M26];[.O26];[.Q26];[.S26];[.U26])" ns41:value-type="float" table:style-name="TL Data" office:value-type="float" office:value="1">
            <text:p>1</text:p>
          </table:table-cell>
          <table:table-cell table:formula="of:=SUM([.D26];[.F26];[.H26];[.J26];[.L26];[.N26];[.P26];[.R26];[.T26];[.V26])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m (den)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7];[.E27];[.G27];[.I27];[.K27];[.M27];[.O27];[.Q27];[.S27];[.U27])" ns41:value-type="float" table:style-name="TL Data" office:value-type="float" office:value="1">
            <text:p>1</text:p>
          </table:table-cell>
          <table:table-cell table:formula="of:=SUM([.D27];[.F27];[.H27];[.J27];[.L27];[.N27];[.P27];[.R27];[.T27];[.V27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ino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28];[.E28];[.G28];[.I28];[.K28];[.M28];[.O28];[.Q28];[.S28];[.U28])" ns41:value-type="float" table:style-name="TL Data" office:value-type="float" office:value="2">
            <text:p>2</text:p>
          </table:table-cell>
          <table:table-cell table:formula="of:=SUM([.D28];[.F28];[.H28];[.J28];[.L28];[.N28];[.P28];[.R28];[.T28];[.V28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llendoor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29];[.E29];[.G29];[.I29];[.K29];[.M29];[.O29];[.Q29];[.S29];[.U29])" ns41:value-type="float" table:style-name="TL Data" office:value-type="float" office:value="3">
            <text:p>3</text:p>
          </table:table-cell>
          <table:table-cell table:formula="of:=SUM([.D29];[.F29];[.H29];[.J29];[.L29];[.N29];[.P29];[.R29];[.T29];[.V29])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ngelo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0];[.E30];[.G30];[.I30];[.K30];[.M30];[.O30];[.Q30];[.S30];[.U30])" ns41:value-type="float" table:style-name="TL Data" office:value-type="float" office:value="11">
            <text:p>11</text:p>
          </table:table-cell>
          <table:table-cell table:formula="of:=SUM([.D30];[.F30];[.H30];[.J30];[.L30];[.N30];[.P30];[.R30];[.T30];[.V30])" ns41:value-type="float" table:style-name="TL Data" office:value-type="float" office:value="8">
            <text:p>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nneker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C31];[.E31];[.G31];[.I31];[.K31];[.M31];[.O31];[.Q31];[.S31];[.U31])" ns41:value-type="float" table:style-name="TL Data" office:value-type="float" office:value="8">
            <text:p>8</text:p>
          </table:table-cell>
          <table:table-cell table:formula="of:=SUM([.D31];[.F31];[.H31];[.J31];[.L31];[.N31];[.P31];[.R31];[.T31];[.V31])" ns41:value-type="float" table:style-name="TL Data" office:value-type="float" office:value="9">
            <text:p>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ldenzaal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2];[.E32];[.G32];[.I32];[.K32];[.M32];[.O32];[.Q32];[.S32];[.U32])" ns41:value-type="float" table:style-name="TL Data" office:value-type="float" office:value="1">
            <text:p>1</text:p>
          </table:table-cell>
          <table:table-cell table:formula="of:=SUM([.D32];[.F32];[.H32];[.J32];[.L32];[.N32];[.P32];[.R32];[.T32];[.V32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mmen (Stad)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C33];[.E33];[.G33];[.I33];[.K33];[.M33];[.O33];[.Q33];[.S33];[.U33])" ns41:value-type="float" table:style-name="TL Data" office:value-type="float" office:value="14">
            <text:p>14</text:p>
          </table:table-cell>
          <table:table-cell table:formula="of:=SUM([.D33];[.F33];[.H33];[.J33];[.L33];[.N33];[.P33];[.R33];[.T33];[.V33])" ns41:value-type="float" table:style-name="TL Data" office:value-type="float" office:value="10">
            <text:p>1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aalte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4];[.E34];[.G34];[.I34];[.K34];[.M34];[.O34];[.Q34];[.S34];[.U34])" ns41:value-type="float" table:style-name="TL Data" office:value-type="float" office:value="1">
            <text:p>1</text:p>
          </table:table-cell>
          <table:table-cell table:formula="of:=SUM([.D34];[.F34];[.H34];[.J34];[.L34];[.N34];[.P34];[.R34];[.T34];[.V34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jss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5];[.E35];[.G35];[.I35];[.K35];[.M35];[.O35];[.Q35];[.S35];[.U35])" ns41:value-type="float" table:style-name="TL Data" office:value-type="float" office:value="1">
            <text:p>1</text:p>
          </table:table-cell>
          <table:table-cell table:formula="of:=SUM([.D35];[.F35];[.H35];[.J35];[.L35];[.N35];[.P35];[.R35];[.T35];[.V35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aphorst</text:p>
          </table:table-cell>
          <table:table-cell/>
          <table:table-cell table:style-name="TL Data"/>
          <table:table-cell table:style-name="TL Data" table:number-columns-repeated="15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table:formula="of:=SUM([.C36];[.E36];[.G36];[.I36];[.K36];[.M36];[.O36];[.Q36];[.S36];[.U36])" ns41:value-type="float" table:style-name="TL Data" office:value-type="float" office:value="5">
            <text:p>5</text:p>
          </table:table-cell>
          <table:table-cell table:formula="of:=SUM([.D36];[.F36];[.H36];[.J36];[.L36];[.N36];[.P36];[.R36];[.T36];[.V36])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eenwijkerwol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C37];[.E37];[.G37];[.I37];[.K37];[.M37];[.O37];[.Q37];[.S37];[.U37])" ns41:value-type="float" table:style-name="TL Data" office:value-type="float" office:value="37">
            <text:p>37</text:p>
          </table:table-cell>
          <table:table-cell table:formula="of:=SUM([.D37];[.F37];[.H37];[.J37];[.L37];[.N37];[.P37];[.R37];[.T37];[.V37])" ns41:value-type="float" table:style-name="TL Data" office:value-type="float" office:value="30">
            <text:p>3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ubberg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38];[.E38];[.G38];[.I38];[.K38];[.M38];[.O38];[.Q38];[.S38];[.U38])" ns41:value-type="float" table:style-name="TL Data" office:value-type="float" office:value="2">
            <text:p>2</text:p>
          </table:table-cell>
          <table:table-cell table:formula="of:=SUM([.D38];[.F38];[.H38];[.J38];[.L38];[.N38];[.P38];[.R38];[.T38];[.V38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llenhove (Stad)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9];[.E39];[.G39];[.I39];[.K39];[.M39];[.O39];[.Q39];[.S39];[.U39])" ns41:value-type="float" table:style-name="TL Data" office:value-type="float" office:value="1">
            <text:p>1</text:p>
          </table:table-cell>
          <table:table-cell table:formula="of:=SUM([.D39];[.F39];[.H39];[.J39];[.L39];[.N39];[.P39];[.R39];[.T39];[.V39])" ns41:value-type="float" table:style-name="TL Data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llenhove (Ambt)</text:p>
          </table:table-cell>
          <table:table-cell/>
          <table:table-cell table:style-name="TL Data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0];[.E40];[.G40];[.I40];[.K40];[.M40];[.O40];[.Q40];[.S40];[.U40])" ns41:value-type="float" table:style-name="TL Data" office:value-type="float" office:value="0">
            <text:p>0</text:p>
          </table:table-cell>
          <table:table-cell table:formula="of:=SUM([.D40];[.F40];[.H40];[.J40];[.L40];[.N40];[.P40];[.R40];[.T40];[.V40])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riezenveen</text:p>
          </table:table-cell>
          <table:table-cell/>
          <table:table-cell table:style-name="TL Data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1];[.E41];[.G41];[.I41];[.K41];[.M41];[.O41];[.Q41];[.S41];[.U41])" ns41:value-type="float" table:style-name="TL Data" office:value-type="float" office:value="0">
            <text:p>0</text:p>
          </table:table-cell>
          <table:table-cell table:formula="of:=SUM([.D41];[.F41];[.H41];[.J41];[.L41];[.N41];[.P41];[.R41];[.T41];[.V41])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nneperve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42];[.E42];[.G42];[.I42];[.K42];[.M42];[.O42];[.Q42];[.S42];[.U42])" ns41:value-type="float" table:style-name="TL Data" office:value-type="float" office:value="2">
            <text:p>2</text:p>
          </table:table-cell>
          <table:table-cell table:formula="of:=SUM([.D42];[.F42];[.H42];[.J42];[.L42];[.N42];[.P42];[.R42];[.T42];[.V42])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erd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43];[.E43];[.G43];[.I43];[.K43];[.M43];[.O43];[.Q43];[.S43];[.U43])" ns41:value-type="float" table:style-name="TL Data" office:value-type="float" office:value="2">
            <text:p>2</text:p>
          </table:table-cell>
          <table:table-cell table:formula="of:=SUM([.D43];[.F43];[.H43];[.J43];[.L43];[.N43];[.P43];[.R43];[.T43];[.V43])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jhe</text:p>
          </table:table-cell>
          <table:table-cell/>
          <table:table-cell table:style-name="TL Data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4];[.E44];[.G44];[.I44];[.K44];[.M44];[.O44];[.Q44];[.S44];[.U44])" ns41:value-type="float" table:style-name="TL Data" office:value-type="float" office:value="0">
            <text:p>0</text:p>
          </table:table-cell>
          <table:table-cell table:formula="of:=SUM([.D44];[.F44];[.H44];[.J44];[.L44];[.N44];[.P44];[.R44];[.T44];[.V44])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wartsluis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45];[.E45];[.G45];[.I45];[.K45];[.M45];[.O45];[.Q45];[.S45];[.U45])" ns41:value-type="float" table:style-name="TL Data" office:value-type="float" office:value="7">
            <text:p>7</text:p>
          </table:table-cell>
          <table:table-cell table:formula="of:=SUM([.D45];[.F45];[.H45];[.J45];[.L45];[.N45];[.P45];[.R45];[.T45];[.V45])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Zwollerkerspel</text:p>
          </table:table-cell>
          <table:table-cell/>
          <table:table-cell table:style-name="TL Data"/>
          <table:table-cell table:style-name="TL Data" table:number-columns-repeated="1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46];[.E46];[.G46];[.I46];[.K46];[.M46];[.O46];[.Q46];[.S46];[.U46])" ns41:value-type="float" table:style-name="TL Data" office:value-type="float" office:value="1">
            <text:p>1</text:p>
          </table:table-cell>
          <table:table-cell table:formula="of:=SUM([.D46];[.F46];[.H46];[.J46];[.L46];[.N46];[.P46];[.R46];[.T46];[.V46])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Totaal der overige gemeen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55" office:value-type="float">
            <text:p>15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13:.C47])" ns41:value-type="float" table:style-name="TL Data" office:value-type="float" office:value="3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E13:.E47])" ns41:value-type="float" table:style-name="TL Data" office:value-type="float" office:value="1">
            <text:p>1</text:p>
          </table:table-cell>
          <table:table-cell table:formula="of:=SUM([.F13:.F47])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O13:.O47])" ns41:value-type="float" table:style-name="TL Data" office:value-type="float" office:value="0">
            <text:p>0</text:p>
          </table:table-cell>
          <table:table-cell table:formula="of:=SUM([.P13:.P47])" ns41:value-type="float" table:style-name="TL Data" office:value-type="float" office:value="2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30" office:value-type="float">
            <text:p>230</text:p>
          </table:table-cell>
          <table:table-cell ns41:value-type="string" table:style-name="ce44" office:value-type="string">
            <text:p>VT</text:p>
          </table:table-cell>
          <table:table-cell ns41:value-type="string" table:style-name="ce46" office:value-type="string">
            <text:p>1879_02_H5</text:p>
          </table:table-cell>
          <table:table-cell ns41:value-type="float" table:style-name="ce46" office:value="108" office:value-type="float">
            <text:p>108</text:p>
          </table:table-cell>
          <table:table-cell table:style-name="ce46"/>
          <table:table-cell ns41:value-type="string" table:style-name="ce46" office:value-type="string">
            <text:p>Overijssel</text:p>
          </table:table-cell>
          <table:table-cell ns41:value-type="string" table:style-name="ce52" office:value-type="string">
            <text:p>34_0308</text:p>
          </table:table-cell>
          <table:table-cell table:number-columns-repeated="99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1">
        <table:table-column table:style-name="co8" table:default-cell-style-name="ce2"/>
        <table:table-column table:style-name="co9" table:default-cell-style-name="ce2"/>
        <table:table-column table:style-name="co3" table:default-cell-style-name="Default" table:number-columns-repeated="27"/>
        <table:table-column table:style-name="co10" table:default-cell-style-name="ce2"/>
        <table:table-column table:style-name="co3" table:default-cell-style-name="Default" table:number-columns-repeated="994"/>
        <table:table-row table:style-name="ro1">
          <table:table-cell ns41:value-type="string" table:number-rows-spanned="1" table:style-name="TL Title" table:number-columns-spanned="34" office:value-type="string">
            <text:p>Indeeling der werkelijke bevolking naar de kerkgenootschappen. Vierde gedeelte, provincie Overijssel</text:p>
          </table:table-cell>
          <table:covered-table-cell table:style-name="TL Title" table:number-columns-repeated="32"/>
          <table:covered-table-cell table:style-name="ce5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17"/>
          <table:table-cell ns41:value-type="string" table:number-rows-spanned="5" table:style-name="TL ColHeader" table:number-columns-spanned="2" office:value-type="string">
            <text:p>Nederduitsche Hervormd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Waalsche Hervormd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Remonstrant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Christelijk Gereformeerd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Doopsgezind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Evangelisch Luthersch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Hersteld Luthersch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Roomsch-Catholiek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Oud-Roomsch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Nederduitsche Israëliet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Portugesche Israëlieten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Tot een ander of tot geen kerkgenootschap behoorende, of onbekend</text:p>
          </table:table-cell>
          <table:covered-table-cell table:style-name="ce24"/>
          <table:table-cell ns41:value-type="string" table:number-rows-spanned="5" table:style-name="TL ColHeader" table:number-columns-spanned="2" office:value-type="string">
            <text:p>Totaal der werkelijke bevolking</text:p>
          </table:table-cell>
          <table:covered-table-cell table:style-name="ce24"/>
          <table:table-cell ns41:value-type="string" table:number-rows-spanned="6" table:style-name="ce57" table:number-columns-spanned="1" office:value-type="string">
            <text:p>Telling</text:p>
          </table:table-cell>
          <table:table-cell ns41:value-type="string" table:number-rows-spanned="6" table:style-name="ce57" table:number-columns-spanned="1" office:value-type="string">
            <text:p>Tabel</text:p>
          </table:table-cell>
          <table:table-cell ns41:value-type="string" table:number-rows-spanned="6" table:style-name="ce57" table:number-columns-spanned="1" office:value-type="string">
            <text:p>Pagina links</text:p>
          </table:table-cell>
          <table:table-cell ns41:value-type="string" table:number-rows-spanned="6" table:style-name="ce58" table:number-columns-spanned="1" office:value-type="string">
            <text:p>Pagina rechts</text:p>
          </table:table-cell>
          <table:table-cell ns41:value-type="string" table:number-rows-spanned="6" table:style-name="ce57" table:number-columns-spanned="1" office:value-type="string">
            <text:p>Provincie</text:p>
          </table:table-cell>
          <table:table-cell ns41:value-type="string" table:number-rows-spanned="6" table:style-name="ce57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7"/>
          <table:table-cell table:style-name="ce21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2">
          <table:covered-table-cell table:style-name="ce7"/>
          <table:table-cell table:style-name="ce21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2">
          <table:covered-table-cell table:style-name="ce7"/>
          <table:table-cell table:style-name="ce21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1">
          <table:covered-table-cell table:style-name="ce7"/>
          <table:table-cell table:style-name="ce21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1">
          <table:covered-table-cell table:style-name="ce8"/>
          <table:table-cell table:style-name="ce21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1">
          <table:table-cell table:number-columns-repeated="28"/>
          <table:table-cell ns41:value-type="string" table:style-name="ce22" office:value-type="string">
            <text:p>VT</text:p>
          </table:table-cell>
          <table:table-cell ns41:value-type="string" table:style-name="ce29" office:value-type="string">
            <text:p>1879_02_H5</text:p>
          </table:table-cell>
          <table:table-cell ns41:value-type="float" table:style-name="ce29" office:value="104" office:value-type="float">
            <text:p>104</text:p>
          </table:table-cell>
          <table:table-cell ns41:value-type="float" table:style-name="ce29" office:value="105" office:value-type="float">
            <text:p>105</text:p>
          </table:table-cell>
          <table:table-cell ns41:value-type="string" table:style-name="ce29" office:value-type="string">
            <text:p>Overijssel</text:p>
          </table:table-cell>
          <table:table-cell ns41:value-type="string" table:style-name="ce50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6594" office:value-type="float">
            <text:p>6594</text:p>
          </table:table-cell>
          <table:table-cell ns41:value-type="float" table:style-name="TL Data" office:value="6826" office:value-type="float">
            <text:p>68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2173" office:value-type="float">
            <text:p>21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C10];[.E10];[.G10];[.I10];[.K10];[.M10];[.O10];[.Q10];[.S10];[.U10];[.W10];[.Y10])" ns41:value-type="float" table:style-name="TL Data" office:value-type="float" office:value="9459">
            <text:p>9459</text:p>
          </table:table-cell>
          <table:table-cell table:formula="of:=SUM([.D10];[.F10];[.H10];[.J10];[.L10];[.N10];[.P10];[.R10];[.T10];[.V10];[.X10];[.Z10])" ns41:value-type="float" table:style-name="TL Data" office:value-type="float" office:value="9703">
            <text:p>970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6143" office:value-type="float">
            <text:p>6143</text:p>
          </table:table-cell>
          <table:table-cell ns41:value-type="float" table:style-name="TL Data" office:value="5894" office:value-type="float">
            <text:p>58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285" office:value-type="float">
            <text:p>12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formula="of:=SUM([.C11];[.E11];[.G11];[.I11];[.K11];[.M11];[.O11];[.Q11];[.S11];[.U11];[.W11];[.Y11])" ns41:value-type="float" table:style-name="TL Data" office:value-type="float" office:value="8920">
            <text:p>8920</text:p>
          </table:table-cell>
          <table:table-cell table:formula="of:=SUM([.D11];[.F11];[.H11];[.J11];[.L11];[.N11];[.P11];[.R11];[.T11];[.V11];[.X11];[.Z11])" ns41:value-type="float" table:style-name="TL Data" office:value-type="float" office:value="8524">
            <text:p>852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6874" office:value-type="float">
            <text:p>6874</text:p>
          </table:table-cell>
          <table:table-cell ns41:value-type="float" table:style-name="TL Data" office:value="7430" office:value-type="float">
            <text:p>74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66" office:value-type="float">
            <text:p>2966</text:p>
          </table:table-cell>
          <table:table-cell ns41:value-type="float" table:style-name="TL Data" office:value="3157" office:value-type="float">
            <text:p>3157</text:p>
          </table:table-cell>
          <table:table-cell table:style-name="TL Data" table:number-columns-repeated="2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 table:number-columns-repeated="2"/>
          <table:table-cell ns41:value-type="float" office:value="28" table:style-name="TL Data" table:number-columns-repeated="2" office:value-type="float">
            <text:p>28</text:p>
          </table:table-cell>
          <table:table-cell table:formula="of:=SUM([.C12];[.E12];[.G12];[.I12];[.K12];[.M12];[.O12];[.Q12];[.S12];[.U12];[.W12];[.Y12])" ns41:value-type="float" table:style-name="TL Data" office:value-type="float" office:value="10963">
            <text:p>10963</text:p>
          </table:table-cell>
          <table:table-cell table:formula="of:=SUM([.D12];[.F12];[.H12];[.J12];[.L12];[.N12];[.P12];[.R12];[.T12];[.V12];[.X12];[.Z12])" ns41:value-type="float" table:style-name="TL Data" office:value-type="float" office:value="11796">
            <text:p>1179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10:.C12])" ns41:value-type="float" table:style-name="TL Data" office:value-type="float" office:value="19611">
            <text:p>19611</text:p>
          </table:table-cell>
          <table:table-cell table:formula="of:=SUM([.D10:.D12])" ns41:value-type="float" table:style-name="TL Data" office:value-type="float" office:value="20150">
            <text:p>20150</text:p>
          </table:table-cell>
          <table:table-cell table:formula="of:=SUM([.E10:.E12])" ns41:value-type="float" table:style-name="TL Data" office:value-type="float" office:value="63">
            <text:p>63</text:p>
          </table:table-cell>
          <table:table-cell table:formula="of:=SUM([.F10:.F12])" ns41:value-type="float" table:style-name="TL Data" office:value-type="float" office:value="45">
            <text:p>45</text:p>
          </table:table-cell>
          <table:table-cell table:formula="of:=SUM([.G10:.G12])" ns41:value-type="float" table:style-name="TL Data" office:value-type="float" office:value="19">
            <text:p>19</text:p>
          </table:table-cell>
          <table:table-cell table:formula="of:=SUM([.H10:.H12])" ns41:value-type="float" table:style-name="TL Data" office:value-type="float" office:value="23">
            <text:p>23</text:p>
          </table:table-cell>
          <table:table-cell table:formula="of:=SUM([.I10:.I12])" ns41:value-type="float" table:style-name="TL Data" office:value-type="float" office:value="1310">
            <text:p>1310</text:p>
          </table:table-cell>
          <table:table-cell table:formula="of:=SUM([.J10:.J12])" ns41:value-type="float" table:style-name="TL Data" office:value-type="float" office:value="1432">
            <text:p>1432</text:p>
          </table:table-cell>
          <table:table-cell table:formula="of:=SUM([.K10:.K12])" ns41:value-type="float" table:style-name="TL Data" office:value-type="float" office:value="382">
            <text:p>382</text:p>
          </table:table-cell>
          <table:table-cell table:formula="of:=SUM([.L10:.L12])" ns41:value-type="float" table:style-name="TL Data" office:value-type="float" office:value="404">
            <text:p>404</text:p>
          </table:table-cell>
          <table:table-cell table:formula="of:=SUM([.M10:.M12])" ns41:value-type="float" table:style-name="TL Data" office:value-type="float" office:value="639">
            <text:p>639</text:p>
          </table:table-cell>
          <table:table-cell table:formula="of:=SUM([.N10:.N12])" ns41:value-type="float" table:style-name="TL Data" office:value-type="float" office:value="572">
            <text:p>572</text:p>
          </table:table-cell>
          <table:table-cell table:formula="of:=SUM([.O10:.O12])" ns41:value-type="float" table:style-name="TL Data" office:value-type="float" office:value="49">
            <text:p>49</text:p>
          </table:table-cell>
          <table:table-cell table:formula="of:=SUM([.P10:.P12])" ns41:value-type="float" table:style-name="TL Data" office:value-type="float" office:value="59">
            <text:p>59</text:p>
          </table:table-cell>
          <table:table-cell table:formula="of:=SUM([.Q10:.Q12])" ns41:value-type="float" table:style-name="TL Data" office:value-type="float" office:value="6454">
            <text:p>6454</text:p>
          </table:table-cell>
          <table:table-cell table:formula="of:=SUM([.R10:.R12])" ns41:value-type="float" table:style-name="TL Data" office:value-type="float" office:value="6615">
            <text:p>6615</text:p>
          </table:table-cell>
          <table:table-cell table:formula="of:=SUM([.S10:.S12])" ns41:value-type="float" table:style-name="TL Data" office:value-type="float" office:value="2">
            <text:p>2</text:p>
          </table:table-cell>
          <table:table-cell table:formula="of:=SUM([.T10:.T12])" ns41:value-type="float" table:style-name="TL Data" office:value-type="float" office:value="5">
            <text:p>5</text:p>
          </table:table-cell>
          <table:table-cell table:formula="of:=SUM([.U10:.U12])" ns41:value-type="float" table:style-name="TL Data" office:value-type="float" office:value="730">
            <text:p>730</text:p>
          </table:table-cell>
          <table:table-cell table:formula="of:=SUM([.V10:.V12])" ns41:value-type="float" table:style-name="TL Data" office:value-type="float" office:value="643">
            <text:p>643</text:p>
          </table:table-cell>
          <table:table-cell table:formula="of:=SUM([.W10:.W12])" ns41:value-type="float" table:style-name="TL Data" office:value-type="float" office:value="0">
            <text:p>0</text:p>
          </table:table-cell>
          <table:table-cell table:formula="of:=SUM([.X10:.X12])" ns41:value-type="float" table:style-name="TL Data" office:value-type="float" office:value="0">
            <text:p>0</text:p>
          </table:table-cell>
          <table:table-cell table:formula="of:=SUM([.Y10:.Y12])" ns41:value-type="float" table:style-name="TL Data" office:value-type="float" office:value="83">
            <text:p>83</text:p>
          </table:table-cell>
          <table:table-cell table:formula="of:=SUM([.Z10:.Z12])" ns41:value-type="float" table:style-name="TL Data" office:value-type="float" office:value="75">
            <text:p>75</text:p>
          </table:table-cell>
          <table:table-cell table:formula="of:=SUM([.AA10:.AA12])" ns41:value-type="float" table:style-name="TL Data" office:value-type="float" office:value="29342">
            <text:p>29342</text:p>
          </table:table-cell>
          <table:table-cell table:formula="of:=SUM([.AB10:.AB12])" ns41:value-type="float" table:style-name="TL Data" office:value-type="float" office:value="30023">
            <text:p>3002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lmelo (Stad)</text:p>
          </table:table-cell>
          <table:table-cell/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2723" office:value-type="float">
            <text:p>272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 table:number-columns-repeated="2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" office:value-type="float">
            <text:p>33</text:p>
          </table:table-cell>
          <table:table-cell table:formula="of:=SUM([.C14];[.E14];[.G14];[.I14];[.K14];[.M14];[.O14];[.Q14];[.S14];[.U14];[.W14];[.Y14])" ns41:value-type="float" table:style-name="TL Data" office:value-type="float" office:value="3798">
            <text:p>3798</text:p>
          </table:table-cell>
          <table:table-cell table:formula="of:=SUM([.D14];[.F14];[.H14];[.J14];[.L14];[.N14];[.P14];[.R14];[.T14];[.V14];[.X14];[.Z14])" ns41:value-type="float" table:style-name="TL Data" office:value-type="float" office:value="3960">
            <text:p>396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lmelo (Ambt)</text:p>
          </table:table-cell>
          <table:table-cell/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1483" office:value-type="float">
            <text:p>1483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C15];[.E15];[.G15];[.I15];[.K15];[.M15];[.O15];[.Q15];[.S15];[.U15];[.W15];[.Y15])" ns41:value-type="float" table:style-name="TL Data" office:value-type="float" office:value="2047">
            <text:p>2047</text:p>
          </table:table-cell>
          <table:table-cell table:formula="of:=SUM([.D15];[.F15];[.H15];[.J15];[.L15];[.N15];[.P15];[.R15];[.T15];[.V15];[.X15];[.Z15])" ns41:value-type="float" table:style-name="TL Data" office:value-type="float" office:value="1964">
            <text:p>196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TL Data" office:value="2488" office:value-type="float">
            <text:p>2488</text:p>
          </table:table-cell>
          <table:table-cell ns41:value-type="float" table:style-name="TL Data" office:value="2374" office:value-type="float">
            <text:p>237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C16];[.E16];[.G16];[.I16];[.K16];[.M16];[.O16];[.Q16];[.S16];[.U16];[.W16];[.Y16])" ns41:value-type="float" table:style-name="TL Data" office:value-type="float" office:value="3346">
            <text:p>3346</text:p>
          </table:table-cell>
          <table:table-cell table:formula="of:=SUM([.D16];[.F16];[.H16];[.J16];[.L16];[.N16];[.P16];[.R16];[.T16];[.V16];[.X16];[.Z16])" ns41:value-type="float" table:style-name="TL Data" office:value-type="float" office:value="3186">
            <text:p>318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athmen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7];[.E17];[.G17];[.I17];[.K17];[.M17];[.O17];[.Q17];[.S17];[.U17];[.W17];[.Y17])" ns41:value-type="float" table:style-name="TL Data" office:value-type="float" office:value="711">
            <text:p>711</text:p>
          </table:table-cell>
          <table:table-cell table:formula="of:=SUM([.D17];[.F17];[.H17];[.J17];[.L17];[.N17];[.P17];[.R17];[.T17];[.V17];[.X17];[.Z17])" ns41:value-type="float" table:style-name="TL Data" office:value-type="float" office:value="693">
            <office:annotation draw:style-name="gr1" svg:height="0.488cm" draw:caption-point-y="0.306cm" svg:width="0.844cm" svg:x="50.806cm" draw:caption-point-x="1.52cm" svg:y="7.302cm" draw:text-style-name="P1">
              <dc:creator>CDM</dc:creator>
              <dc:date>2014-12-12T00:00:00</dc:date>
              <text:p text:style-name="P1"><text:span text:style-name="T1">694</text:span></text:p>
              <text:p text:style-name="P1"><text:span text:style-name="T1"/></text:p>
            </office:annotation>
            <text:p>69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lankenham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SUM([.C18];[.E18];[.G18];[.I18];[.K18];[.M18];[.O18];[.Q18];[.S18];[.U18];[.W18];[.Y18])" ns41:value-type="float" table:style-name="TL Data" office:value-type="float" office:value="259">
            <text:p>259</text:p>
          </table:table-cell>
          <table:table-cell table:formula="of:=SUM([.D18];[.F18];[.H18];[.J18];[.L18];[.N18];[.P18];[.R18];[.T18];[.V18];[.X18];[.Z18])" ns41:value-type="float" table:style-name="TL Data" office:value-type="float" office:value="259">
            <text:p>25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lokzijl</text:p>
          </table:table-cell>
          <table:table-cell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46" office:value-type="float">
            <text:p>6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table:formula="of:=SUM([.C19];[.E19];[.G19];[.I19];[.K19];[.M19];[.O19];[.Q19];[.S19];[.U19];[.W19];[.Y19])" ns41:value-type="float" table:style-name="TL Data" office:value-type="float" office:value="819">
            <text:p>819</text:p>
          </table:table-cell>
          <table:table-cell table:formula="of:=SUM([.D19];[.F19];[.H19];[.J19];[.L19];[.N19];[.P19];[.R19];[.T19];[.V19];[.X19];[.Z19])" ns41:value-type="float" table:style-name="TL Data" office:value-type="float" office:value="811">
            <text:p>81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324" office:value-type="float">
            <text:p>1324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C20];[.E20];[.G20];[.I20];[.K20];[.M20];[.O20];[.Q20];[.S20];[.U20];[.W20];[.Y20])" ns41:value-type="float" table:style-name="TL Data" office:value-type="float" office:value="2017">
            <text:p>2017</text:p>
          </table:table-cell>
          <table:table-cell table:formula="of:=SUM([.D20];[.F20];[.H20];[.J20];[.L20];[.N20];[.P20];[.R20];[.T20];[.V20];[.X20];[.Z20])" ns41:value-type="float" table:style-name="TL Data" office:value-type="float" office:value="1950">
            <text:p>195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1579" office:value-type="float">
            <text:p>1579</text:p>
          </table:table-cell>
          <table:table-cell table:style-name="TL Data" table:number-columns-repeated="4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93" office:value-type="float">
            <text:p>79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table:formula="of:=SUM([.C21];[.E21];[.G21];[.I21];[.K21];[.M21];[.O21];[.Q21];[.S21];[.U21];[.W21];[.Y21])" ns41:value-type="float" table:style-name="TL Data" office:value-type="float" office:value="2785">
            <text:p>2785</text:p>
          </table:table-cell>
          <table:table-cell table:formula="of:=SUM([.D21];[.F21];[.H21];[.J21];[.L21];[.N21];[.P21];[.R21];[.T21];[.V21];[.X21];[.Z21])" ns41:value-type="float" table:style-name="TL Data" office:value-type="float" office:value="2521">
            <text:p>252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elden (Stad)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29" office:value-type="float">
            <text:p>429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formula="of:=SUM([.C22];[.E22];[.G22];[.I22];[.K22];[.M22];[.O22];[.Q22];[.S22];[.U22];[.W22];[.Y22])" ns41:value-type="float" table:style-name="TL Data" office:value-type="float" office:value="815">
            <text:p>815</text:p>
          </table:table-cell>
          <table:table-cell table:formula="of:=SUM([.D22];[.F22];[.H22];[.J22];[.L22];[.N22];[.P22];[.R22];[.T22];[.V22];[.X22];[.Z22])" ns41:value-type="float" table:style-name="TL Data" office:value-type="float" office:value="884">
            <text:p>88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elden(Ambt)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51" office:value-type="float">
            <text:p>55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87" office:value-type="float">
            <text:p>887</text:p>
          </table:table-cell>
          <table:table-cell table:style-name="TL Data" table:number-columns-repeated="8"/>
          <table:table-cell table:formula="of:=SUM([.C23];[.E23];[.G23];[.I23];[.K23];[.M23];[.O23];[.Q23];[.S23];[.U23];[.W23];[.Y23])" ns41:value-type="float" table:style-name="TL Data" office:value-type="float" office:value="1558">
            <text:p>1558</text:p>
          </table:table-cell>
          <table:table-cell table:formula="of:=SUM([.D23];[.F23];[.H23];[.J23];[.L23];[.N23];[.P23];[.R23];[.T23];[.V23];[.X23];[.Z23])" ns41:value-type="float" table:style-name="TL Data" office:value-type="float" office:value="1443">
            <text:p>144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enekamp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1666" office:value-type="float">
            <text:p>1666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table:formula="of:=SUM([.C24];[.E24];[.G24];[.I24];[.K24];[.M24];[.O24];[.Q24];[.S24];[.U24];[.W24];[.Y24])" ns41:value-type="float" table:style-name="TL Data" office:value-type="float" office:value="2072">
            <text:p>2072</text:p>
          </table:table-cell>
          <table:table-cell table:formula="of:=SUM([.D24];[.F24];[.H24];[.J24];[.L24];[.N24];[.P24];[.R24];[.T24];[.V24];[.X24];[.Z24])" ns41:value-type="float" table:style-name="TL Data" office:value-type="float" office:value="1923">
            <text:p>192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iepenheim</text:p>
          </table:table-cell>
          <table:table-cell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89" office:value-type="float">
            <text:p>6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SUM([.C25];[.E25];[.G25];[.I25];[.K25];[.M25];[.O25];[.Q25];[.S25];[.U25];[.W25];[.Y25])" ns41:value-type="float" table:style-name="TL Data" office:value-type="float" office:value="872">
            <text:p>872</text:p>
          </table:table-cell>
          <table:table-cell table:formula="of:=SUM([.D25];[.F25];[.H25];[.J25];[.L25];[.N25];[.P25];[.R25];[.T25];[.V25];[.X25];[.Z25])" ns41:value-type="float" table:style-name="TL Data" office:value-type="float" office:value="802">
            <text:p>80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iepenveen</text:p>
          </table:table-cell>
          <table:table-cell/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156" office:value-type="float">
            <text:p>11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597" office:value-type="float">
            <text:p>59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26];[.E26];[.G26];[.I26];[.K26];[.M26];[.O26];[.Q26];[.S26];[.U26];[.W26];[.Y26])" ns41:value-type="float" table:style-name="TL Data" office:value-type="float" office:value="1922">
            <text:p>1922</text:p>
          </table:table-cell>
          <table:table-cell table:formula="of:=SUM([.D26];[.F26];[.H26];[.J26];[.L26];[.N26];[.P26];[.R26];[.T26];[.V26];[.X26];[.Z26])" ns41:value-type="float" table:style-name="TL Data" office:value-type="float" office:value="1765">
            <text:p>176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926" office:value-type="float">
            <text:p>926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formula="of:=SUM([.C27];[.E27];[.G27];[.I27];[.K27];[.M27];[.O27];[.Q27];[.S27];[.U27];[.W27];[.Y27])" ns41:value-type="float" table:style-name="TL Data" office:value-type="float" office:value="2631">
            <text:p>2631</text:p>
          </table:table-cell>
          <table:table-cell table:formula="of:=SUM([.D27];[.F27];[.H27];[.J27];[.L27];[.N27];[.P27];[.R27];[.T27];[.V27];[.X27];[.Z27])" ns41:value-type="float" table:style-name="TL Data" office:value-type="float" office:value="2819">
            <text:p>281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enemuiden</text:p>
          </table:table-cell>
          <table:table-cell/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222" office:value-type="float">
            <text:p>1222</text:p>
          </table:table-cell>
          <table:table-cell table:style-name="TL Data" table:number-columns-repeated="4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28];[.E28];[.G28];[.I28];[.K28];[.M28];[.O28];[.Q28];[.S28];[.U28];[.W28];[.Y28])" ns41:value-type="float" table:style-name="TL Data" office:value-type="float" office:value="1452">
            <text:p>1452</text:p>
          </table:table-cell>
          <table:table-cell table:formula="of:=SUM([.D28];[.F28];[.H28];[.J28];[.L28];[.N28];[.P28];[.R28];[.T28];[.V28];[.X28];[.Z28])" ns41:value-type="float" table:style-name="TL Data" office:value-type="float" office:value="1375">
            <text:p>13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ierhoorn</text:p>
          </table:table-cell>
          <table:table-cell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64" office:value-type="float">
            <text:p>464</text:p>
          </table:table-cell>
          <table:table-cell table:style-name="TL Data" table:number-columns-repeated="6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29];[.E29];[.G29];[.I29];[.K29];[.M29];[.O29];[.Q29];[.S29];[.U29];[.W29];[.Y29])" ns41:value-type="float" table:style-name="TL Data" office:value-type="float" office:value="998">
            <text:p>998</text:p>
          </table:table-cell>
          <table:table-cell table:formula="of:=SUM([.D29];[.F29];[.H29];[.J29];[.L29];[.N29];[.P29];[.R29];[.T29];[.V29];[.X29];[.Z29])" ns41:value-type="float" table:style-name="TL Data" office:value-type="float" office:value="892">
            <text:p>89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oor</text:p>
          </table:table-cell>
          <table:table-cell/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formula="of:=SUM([.C30];[.E30];[.G30];[.I30];[.K30];[.M30];[.O30];[.Q30];[.S30];[.U30];[.W30];[.Y30])" ns41:value-type="float" table:style-name="TL Data" office:value-type="float" office:value="1228">
            <text:p>1228</text:p>
          </table:table-cell>
          <table:table-cell table:formula="of:=SUM([.D30];[.F30];[.H30];[.J30];[.L30];[.N30];[.P30];[.R30];[.T30];[.V30];[.X30];[.Z30])" ns41:value-type="float" table:style-name="TL Data" office:value-type="float" office:value="1239">
            <text:p>123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afhorst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table:formula="of:=SUM([.C31];[.E31];[.G31];[.I31];[.K31];[.M31];[.O31];[.Q31];[.S31];[.U31];[.W31];[.Y31])" ns41:value-type="float" table:style-name="TL Data" office:value-type="float" office:value="314">
            <text:p>314</text:p>
          </table:table-cell>
          <table:table-cell table:formula="of:=SUM([.D31];[.F31];[.H31];[.J31];[.L31];[.N31];[.P31];[.R31];[.T31];[.V31];[.X31];[.Z31])" ns41:value-type="float" table:style-name="TL Data" office:value-type="float" office:value="322">
            <text:p>32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TL Data" office:value="1415" office:value-type="float">
            <text:p>1415</text:p>
          </table:table-cell>
          <table:table-cell ns41:value-type="float" table:style-name="TL Data" office:value="1262" office:value-type="float">
            <text:p>1262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2];[.E32];[.G32];[.I32];[.K32];[.M32];[.O32];[.Q32];[.S32];[.U32];[.W32];[.Y32])" ns41:value-type="float" table:style-name="TL Data" office:value-type="float" office:value="1685">
            <text:p>1685</text:p>
          </table:table-cell>
          <table:table-cell table:formula="of:=SUM([.D32];[.F32];[.H32];[.J32];[.L32];[.N32];[.P32];[.R32];[.T32];[.V32];[.X32];[.Z32])" ns41:value-type="float" table:style-name="TL Data" office:value-type="float" office:value="1509">
            <text:p>150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21" office:value-type="float">
            <text:p>62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824" office:value-type="float">
            <text:p>1824</text:p>
          </table:table-cell>
          <table:table-cell ns41:value-type="float" table:style-name="TL Data" office:value="1725" office:value-type="float">
            <text:p>172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33];[.E33];[.G33];[.I33];[.K33];[.M33];[.O33];[.Q33];[.S33];[.U33];[.W33];[.Y33])" ns41:value-type="float" table:style-name="TL Data" office:value-type="float" office:value="2518">
            <text:p>2518</text:p>
          </table:table-cell>
          <table:table-cell table:formula="of:=SUM([.D33];[.F33];[.H33];[.J33];[.L33];[.N33];[.P33];[.R33];[.T33];[.V33];[.X33];[.Z33])" ns41:value-type="float" table:style-name="TL Data" office:value-type="float" office:value="2377">
            <text:p>237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m (den)</text:p>
          </table:table-cell>
          <table:table-cell/>
          <table:table-cell ns41:value-type="float" table:style-name="TL Data" office:value="1736" office:value-type="float">
            <text:p>1736</text:p>
          </table:table-cell>
          <table:table-cell ns41:value-type="float" table:style-name="TL Data" office:value="1632" office:value-type="float">
            <text:p>1632</text:p>
          </table:table-cell>
          <table:table-cell table:style-name="TL Data" table:number-columns-repeated="4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4];[.E34];[.G34];[.I34];[.K34];[.M34];[.O34];[.Q34];[.S34];[.U34];[.W34];[.Y34])" ns41:value-type="float" table:style-name="TL Data" office:value-type="float" office:value="2272">
            <text:p>2272</text:p>
          </table:table-cell>
          <table:table-cell table:formula="of:=SUM([.D34];[.F34];[.H34];[.J34];[.L34];[.N34];[.P34];[.R34];[.T34];[.V34];[.X34];[.Z34])" ns41:value-type="float" table:style-name="TL Data" office:value-type="float" office:value="2148">
            <text:p>214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rdenberg (Stad)</text:p>
          </table:table-cell>
          <table:table-cell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99" office:value-type="float">
            <text:p>59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table:formula="of:=SUM([.C35];[.E35];[.G35];[.I35];[.K35];[.M35];[.O35];[.Q35];[.S35];[.U35];[.W35];[.Y35])" ns41:value-type="float" table:style-name="TL Data" office:value-type="float" office:value="702">
            <text:p>702</text:p>
          </table:table-cell>
          <table:table-cell table:formula="of:=SUM([.D35];[.F35];[.H35];[.J35];[.L35];[.N35];[.P35];[.R35];[.T35];[.V35];[.X35];[.Z35])" ns41:value-type="float" table:style-name="TL Data" office:value-type="float" office:value="672">
            <text:p>67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rdenberg (Ambt)</text:p>
          </table:table-cell>
          <table:table-cell/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472" office:value-type="float">
            <text:p>2472</text:p>
          </table:table-cell>
          <table:table-cell table:style-name="TL Data" table:number-columns-repeated="4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81" office:value-type="float">
            <text:p>58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36];[.E36];[.G36];[.I36];[.K36];[.M36];[.O36];[.Q36];[.S36];[.U36];[.W36];[.Y36])" ns41:value-type="float" table:style-name="TL Data" office:value-type="float" office:value="4152">
            <text:p>4152</text:p>
          </table:table-cell>
          <table:table-cell table:formula="of:=SUM([.D36];[.F36];[.H36];[.J36];[.L36];[.N36];[.P36];[.R36];[.T36];[.V36];[.X36];[.Z36])" ns41:value-type="float" table:style-name="TL Data" office:value-type="float" office:value="3888">
            <text:p>388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sselt</text:p>
          </table:table-cell>
          <table:table-cell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table:formula="of:=SUM([.C37];[.E37];[.G37];[.I37];[.K37];[.M37];[.O37];[.Q37];[.S37];[.U37];[.W37];[.Y37])" ns41:value-type="float" table:style-name="TL Data" office:value-type="float" office:value="1260">
            <text:p>1260</text:p>
          </table:table-cell>
          <table:table-cell table:formula="of:=SUM([.D37];[.F37];[.H37];[.J37];[.L37];[.N37];[.P37];[.R37];[.T37];[.V37];[.X37];[.Z37])" ns41:value-type="float" table:style-name="TL Data" office:value-type="float" office:value="1269">
            <text:p>126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ino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78" office:value-type="float">
            <text:p>478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38];[.E38];[.G38];[.I38];[.K38];[.M38];[.O38];[.Q38];[.S38];[.U38];[.W38];[.Y38])" ns41:value-type="float" table:style-name="TL Data" office:value-type="float" office:value="1004">
            <text:p>1004</text:p>
          </table:table-cell>
          <table:table-cell table:formula="of:=SUM([.D38];[.F38];[.H38];[.J38];[.L38];[.N38];[.P38];[.R38];[.T38];[.V38];[.X38];[.Z38])" ns41:value-type="float" table:style-name="TL Data" office:value-type="float" office:value="962">
            <text:p>96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846" office:value-type="float">
            <text:p>1846</text:p>
          </table:table-cell>
          <table:table-cell table:style-name="TL Data" table:number-columns-repeated="4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41" office:value-type="float">
            <text:p>64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C39];[.E39];[.G39];[.I39];[.K39];[.M39];[.O39];[.Q39];[.S39];[.U39];[.W39];[.Y39])" ns41:value-type="float" table:style-name="TL Data" office:value-type="float" office:value="3102">
            <text:p>3102</text:p>
          </table:table-cell>
          <table:table-cell table:formula="of:=SUM([.D39];[.F39];[.H39];[.J39];[.L39];[.N39];[.P39];[.R39];[.T39];[.V39];[.X39];[.Z39])" ns41:value-type="float" table:style-name="TL Data" office:value-type="float" office:value="2789">
            <text:p>278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232" office:value-type="float">
            <text:p>1232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formula="of:=SUM([.C40];[.E40];[.G40];[.I40];[.K40];[.M40];[.O40];[.Q40];[.S40];[.U40];[.W40];[.Y40])" ns41:value-type="float" table:style-name="TL Data" office:value-type="float" office:value="3287">
            <text:p>3287</text:p>
          </table:table-cell>
          <table:table-cell table:formula="of:=SUM([.D40];[.F40];[.H40];[.J40];[.L40];[.N40];[.P40];[.R40];[.T40];[.V40];[.X40];[.Z40])" ns41:value-type="float" table:style-name="TL Data" office:value-type="float" office:value="3215">
            <text:p>32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lten</text:p>
          </table:table-cell>
          <table:table-cell/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248" office:value-type="float">
            <text:p>1248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6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formula="of:=SUM([.C41];[.E41];[.G41];[.I41];[.K41];[.M41];[.O41];[.Q41];[.S41];[.U41];[.W41];[.Y41])" ns41:value-type="float" table:style-name="TL Data" office:value-type="float" office:value="1519">
            <text:p>1519</text:p>
          </table:table-cell>
          <table:table-cell table:formula="of:=SUM([.D41];[.F41];[.H41];[.J41];[.L41];[.N41];[.P41];[.R41];[.T41];[.V41];[.X41];[.Z41])" ns41:value-type="float" table:style-name="TL Data" office:value-type="float" office:value="1430">
            <text:p>143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amperveen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table:formula="of:=SUM([.C42];[.E42];[.G42];[.I42];[.K42];[.M42];[.O42];[.Q42];[.S42];[.U42];[.W42];[.Y42])" ns41:value-type="float" table:style-name="TL Data" office:value-type="float" office:value="361">
            <text:p>361</text:p>
          </table:table-cell>
          <table:table-cell table:formula="of:=SUM([.D42];[.F42];[.H42];[.J42];[.L42];[.N42];[.P42];[.R42];[.T42];[.V42];[.X42];[.Z42])" ns41:value-type="float" table:style-name="TL Data" office:value-type="float" office:value="312">
            <text:p>31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uinre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19" office:value-type="float">
            <text:p>419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8"/>
          <table:table-cell table:formula="of:=SUM([.C43];[.E43];[.G43];[.I43];[.K43];[.M43];[.O43];[.Q43];[.S43];[.U43];[.W43];[.Y43])" ns41:value-type="float" table:style-name="TL Data" office:value-type="float" office:value="456">
            <text:p>456</text:p>
          </table:table-cell>
          <table:table-cell table:formula="of:=SUM([.D43];[.F43];[.H43];[.J43];[.L43];[.N43];[.P43];[.R43];[.T43];[.V43];[.X43];[.Z43])" ns41:value-type="float" table:style-name="TL Data" office:value-type="float" office:value="485">
            <text:p>48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4687" office:value-type="float">
            <text:p>4687</text:p>
          </table:table-cell>
          <table:table-cell ns41:value-type="float" table:style-name="TL Data" office:value="4526" office:value-type="float">
            <text:p>452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07" office:value-type="float">
            <text:p>1707</text:p>
          </table:table-cell>
          <table:table-cell ns41:value-type="float" table:style-name="TL Data" office:value="1734" office:value-type="float">
            <text:p>173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formula="of:=SUM([.C44];[.E44];[.G44];[.I44];[.K44];[.M44];[.O44];[.Q44];[.S44];[.U44];[.W44];[.Y44])" ns41:value-type="float" table:style-name="TL Data" office:value-type="float" office:value="6470">
            <text:p>6470</text:p>
          </table:table-cell>
          <table:table-cell table:formula="of:=SUM([.D44];[.F44];[.H44];[.J44];[.L44];[.N44];[.P44];[.R44];[.T44];[.V44];[.X44];[.Z44])" ns41:value-type="float" table:style-name="TL Data" office:value-type="float" office:value="6324">
            <text:p>632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2098" office:value-type="float">
            <text:p>209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45];[.E45];[.G45];[.I45];[.K45];[.M45];[.O45];[.Q45];[.S45];[.U45];[.W45];[.Y45])" ns41:value-type="float" table:style-name="TL Data" office:value-type="float" office:value="2372">
            <text:p>2372</text:p>
          </table:table-cell>
          <table:table-cell table:formula="of:=SUM([.D45];[.F45];[.H45];[.J45];[.L45];[.N45];[.P45];[.R45];[.T45];[.V45];[.X45];[.Z45])" ns41:value-type="float" table:style-name="TL Data" office:value-type="float" office:value="2255">
            <text:p>225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1809" office:value-type="float">
            <text:p>18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table:formula="of:=SUM([.C46];[.E46];[.G46];[.I46];[.K46];[.M46];[.O46];[.Q46];[.S46];[.U46];[.W46];[.Y46])" ns41:value-type="float" table:style-name="TL Data" office:value-type="float" office:value="2328">
            <text:p>2328</text:p>
          </table:table-cell>
          <table:table-cell table:formula="of:=SUM([.D46];[.F46];[.H46];[.J46];[.L46];[.N46];[.P46];[.R46];[.T46];[.V46];[.X46];[.Z46])" ns41:value-type="float" table:style-name="TL Data" office:value-type="float" office:value="1970">
            <text:p>197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euwleusen</text:p>
          </table:table-cell>
          <table:table-cell/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012" office:value-type="float">
            <text:p>1012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formula="of:=SUM([.C47];[.E47];[.G47];[.I47];[.K47];[.M47];[.O47];[.Q47];[.S47];[.U47];[.W47];[.Y47])" ns41:value-type="float" table:style-name="TL Data" office:value-type="float" office:value="1224">
            <text:p>1224</text:p>
          </table:table-cell>
          <table:table-cell table:formula="of:=SUM([.D47];[.F47];[.H47];[.J47];[.L47];[.N47];[.P47];[.R47];[.T47];[.V47];[.X47];[.Z47])" ns41:value-type="float" table:style-name="TL Data" office:value-type="float" office:value="1068">
            <text:p>106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idemarkt</text:p>
          </table:table-cell>
          <table:table-cell/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1135" office:value-type="float">
            <text:p>113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SUM([.C48];[.E48];[.G48];[.I48];[.K48];[.M48];[.O48];[.Q48];[.S48];[.U48];[.W48];[.Y48])" ns41:value-type="float" table:style-name="TL Data" office:value-type="float" office:value="1395">
            <text:p>1395</text:p>
          </table:table-cell>
          <table:table-cell table:formula="of:=SUM([.D48];[.F48];[.H48];[.J48];[.L48];[.N48];[.P48];[.R48];[.T48];[.V48];[.X48];[.Z48])" ns41:value-type="float" table:style-name="TL Data" office:value-type="float" office:value="1362">
            <text:p>136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1660" office:value-type="float">
            <text:p>1660</text:p>
          </table:table-cell>
          <table:table-cell table:style-name="TL Data" table:number-columns-repeated="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9];[.E49];[.G49];[.I49];[.K49];[.M49];[.O49];[.Q49];[.S49];[.U49];[.W49];[.Y49])" ns41:value-type="float" table:style-name="TL Data" office:value-type="float" office:value="1811">
            <text:p>1811</text:p>
          </table:table-cell>
          <table:table-cell table:formula="of:=SUM([.D49];[.F49];[.H49];[.J49];[.L49];[.N49];[.P49];[.R49];[.T49];[.V49];[.X49];[.Z49])" ns41:value-type="float" table:style-name="TL Data" office:value-type="float" office:value="2040">
            <text:p>204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82" office:value-type="float">
            <text:p>1582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19" office:value-type="float">
            <text:p>51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50];[.E50];[.G50];[.I50];[.K50];[.M50];[.O50];[.Q50];[.S50];[.U50];[.W50];[.Y50])" ns41:value-type="float" table:style-name="TL Data" office:value-type="float" office:value="2304">
            <text:p>2304</text:p>
          </table:table-cell>
          <table:table-cell table:formula="of:=SUM([.D50];[.F50];[.H50];[.J50];[.L50];[.N50];[.P50];[.R50];[.T50];[.V50];[.X50];[.Z50])" ns41:value-type="float" table:style-name="TL Data" office:value-type="float" office:value="2119">
            <text:p>211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mmen (Stad)</text:p>
          </table:table-cell>
          <table:table-cell/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table:formula="of:=SUM([.C51];[.E51];[.G51];[.I51];[.K51];[.M51];[.O51];[.Q51];[.S51];[.U51];[.W51];[.Y51])" ns41:value-type="float" table:style-name="TL Data" office:value-type="float" office:value="1819">
            <text:p>1819</text:p>
          </table:table-cell>
          <table:table-cell table:formula="of:=SUM([.D51];[.F51];[.H51];[.J51];[.L51];[.N51];[.P51];[.R51];[.T51];[.V51];[.X51];[.Z51])" ns41:value-type="float" table:style-name="TL Data" office:value-type="float" office:value="843">
            <text:p>84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mmen (Ambt)</text:p>
          </table:table-cell>
          <table:table-cell/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1348" office:value-type="float">
            <text:p>1348</text:p>
          </table:table-cell>
          <table:table-cell table:style-name="TL Data" table:number-columns-repeated="4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formula="of:=SUM([.C52];[.E52];[.G52];[.I52];[.K52];[.M52];[.O52];[.Q52];[.S52];[.U52];[.W52];[.Y52])" ns41:value-type="float" table:style-name="TL Data" office:value-type="float" office:value="2152">
            <text:p>2152</text:p>
          </table:table-cell>
          <table:table-cell table:formula="of:=SUM([.D52];[.F52];[.H52];[.J52];[.L52];[.N52];[.P52];[.R52];[.T52];[.V52];[.X52];[.Z52])" ns41:value-type="float" table:style-name="TL Data" office:value-type="float" office:value="1942">
            <text:p>194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otmarsum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formula="of:=SUM([.C53];[.E53];[.G53];[.I53];[.K53];[.M53];[.O53];[.Q53];[.S53];[.U53];[.W53];[.Y53])" ns41:value-type="float" table:style-name="TL Data" office:value-type="float" office:value="751">
            <text:p>751</text:p>
          </table:table-cell>
          <table:table-cell table:formula="of:=SUM([.D53];[.F53];[.H53];[.J53];[.L53];[.N53];[.P53];[.R53];[.T53];[.V53];[.X53];[.Z53])" ns41:value-type="float" table:style-name="TL Data" office:value-type="float" office:value="806">
            <text:p>80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11" office:value-type="float">
            <text:p>81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91" office:value-type="float">
            <text:p>2091</text:p>
          </table:table-cell>
          <table:table-cell ns41:value-type="float" table:style-name="TL Data" office:value="1957" office:value-type="float">
            <text:p>1957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4];[.E54];[.G54];[.I54];[.K54];[.M54];[.O54];[.Q54];[.S54];[.U54];[.W54];[.Y54])" ns41:value-type="float" table:style-name="TL Data" office:value-type="float" office:value="3000">
            <text:p>3000</text:p>
          </table:table-cell>
          <table:table-cell table:formula="of:=SUM([.D54];[.F54];[.H54];[.J54];[.L54];[.N54];[.P54];[.R54];[.T54];[.V54];[.X54];[.Z54])" ns41:value-type="float" table:style-name="TL Data" office:value-type="float" office:value="2795">
            <text:p>279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ijssen</text:p>
          </table:table-cell>
          <table:table-cell/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158" office:value-type="float">
            <text:p>1158</text:p>
          </table:table-cell>
          <table:table-cell table:style-name="TL Data" table:number-columns-repeated="4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5];[.E55];[.G55];[.I55];[.K55];[.M55];[.O55];[.Q55];[.S55];[.U55];[.W55];[.Y55])" ns41:value-type="float" table:style-name="TL Data" office:value-type="float" office:value="2040">
            <text:p>2040</text:p>
          </table:table-cell>
          <table:table-cell table:formula="of:=SUM([.D55];[.F55];[.H55];[.J55];[.L55];[.N55];[.P55];[.R55];[.T55];[.V55];[.X55];[.Z55])" ns41:value-type="float" table:style-name="TL Data" office:value-type="float" office:value="1854">
            <text:p>185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2279" office:value-type="float">
            <text:p>2279</text:p>
          </table:table-cell>
          <table:table-cell ns41:value-type="float" table:style-name="TL Data" office:value="2174" office:value-type="float">
            <text:p>2174</text:p>
          </table:table-cell>
          <table:table-cell table:style-name="TL Data" table:number-columns-repeated="4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formula="of:=SUM([.C56];[.E56];[.G56];[.I56];[.K56];[.M56];[.O56];[.Q56];[.S56];[.U56];[.W56];[.Y56])" ns41:value-type="float" table:style-name="TL Data" office:value-type="float" office:value="2598">
            <text:p>2598</text:p>
          </table:table-cell>
          <table:table-cell table:formula="of:=SUM([.D56];[.F56];[.H56];[.J56];[.L56];[.N56];[.P56];[.R56];[.T56];[.V56];[.X56];[.Z56])" ns41:value-type="float" table:style-name="TL Data" office:value-type="float" office:value="2471">
            <text:p>247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office:value="95" table:style-name="TL Data" table:number-columns-repeated="2" office:value-type="float">
            <text:p>9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57];[.E57];[.G57];[.I57];[.K57];[.M57];[.O57];[.Q57];[.S57];[.U57];[.W57];[.Y57])" ns41:value-type="float" table:style-name="TL Data" office:value-type="float" office:value="2454">
            <text:p>2454</text:p>
          </table:table-cell>
          <table:table-cell table:formula="of:=SUM([.D57];[.F57];[.H57];[.J57];[.L57];[.N57];[.P57];[.R57];[.T57];[.V57];[.X57];[.Z57])" ns41:value-type="float" table:style-name="TL Data" office:value-type="float" office:value="2472">
            <text:p>247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TL Data" office:value="2427" office:value-type="float">
            <text:p>2427</text:p>
          </table:table-cell>
          <table:table-cell ns41:value-type="float" table:style-name="TL Data" office:value="2204" office:value-type="float">
            <text:p>2204</text:p>
          </table:table-cell>
          <table:table-cell table:style-name="TL Data" table:number-columns-repeated="4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C58];[.E58];[.G58];[.I58];[.K58];[.M58];[.O58];[.Q58];[.S58];[.U58];[.W58];[.Y58])" ns41:value-type="float" table:style-name="TL Data" office:value-type="float" office:value="3086">
            <text:p>3086</text:p>
          </table:table-cell>
          <table:table-cell table:formula="of:=SUM([.D58];[.F58];[.H58];[.J58];[.L58];[.N58];[.P58];[.R58];[.T58];[.V58];[.X58];[.Z58])" ns41:value-type="float" table:style-name="TL Data" office:value-type="float" office:value="2786">
            <text:p>278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ubbergen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3083" office:value-type="float">
            <text:p>3083</text:p>
          </table:table-cell>
          <table:table-cell ns41:value-type="float" table:style-name="TL Data" office:value="2806" office:value-type="float">
            <text:p>280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59];[.E59];[.G59];[.I59];[.K59];[.M59];[.O59];[.Q59];[.S59];[.U59];[.W59];[.Y59])" ns41:value-type="float" table:style-name="TL Data" office:value-type="float" office:value="3236">
            <text:p>3236</text:p>
          </table:table-cell>
          <table:table-cell table:formula="of:=SUM([.D59];[.F59];[.H59];[.J59];[.L59];[.N59];[.P59];[.R59];[.T59];[.V59];[.X59];[.Z59])" ns41:value-type="float" table:style-name="TL Data" office:value-type="float" office:value="2949">
            <text:p>294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ollenhove (Stad)</text:p>
          </table:table-cell>
          <table:table-cell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0];[.E60];[.G60];[.I60];[.K60];[.M60];[.O60];[.Q60];[.S60];[.U60];[.W60];[.Y60])" ns41:value-type="float" table:style-name="TL Data" office:value-type="float" office:value="839">
            <text:p>839</text:p>
          </table:table-cell>
          <table:table-cell table:formula="of:=SUM([.D60];[.F60];[.H60];[.J60];[.L60];[.N60];[.P60];[.R60];[.T60];[.V60];[.X60];[.Z60])" ns41:value-type="float" table:style-name="TL Data" office:value-type="float" office:value="813">
            <text:p>81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ollenhove (Ambt)</text:p>
          </table:table-cell>
          <table:table-cell/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958" office:value-type="float">
            <text:p>958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61];[.E61];[.G61];[.I61];[.K61];[.M61];[.O61];[.Q61];[.S61];[.U61];[.W61];[.Y61])" ns41:value-type="float" table:style-name="TL Data" office:value-type="float" office:value="1142">
            <text:p>1142</text:p>
          </table:table-cell>
          <table:table-cell table:formula="of:=SUM([.D61];[.F61];[.H61];[.J61];[.L61];[.N61];[.P61];[.R61];[.T61];[.V61];[.X61];[.Z61])" ns41:value-type="float" table:style-name="TL Data" office:value-type="float" office:value="1072">
            <text:p>107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riezenveen</text:p>
          </table:table-cell>
          <table:table-cell/>
          <table:table-cell ns41:value-type="float" table:style-name="TL Data" office:value="1655" office:value-type="float">
            <text:p>1655</text:p>
          </table:table-cell>
          <table:table-cell ns41:value-type="float" table:style-name="TL Data" office:value="1547" office:value-type="float">
            <text:p>1547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62];[.E62];[.G62];[.I62];[.K62];[.M62];[.O62];[.Q62];[.S62];[.U62];[.W62];[.Y62])" ns41:value-type="float" table:style-name="TL Data" office:value-type="float" office:value="1906">
            <text:p>1906</text:p>
          </table:table-cell>
          <table:table-cell table:formula="of:=SUM([.D62];[.F62];[.H62];[.J62];[.L62];[.N62];[.P62];[.R62];[.T62];[.V62];[.X62];[.Z62])" ns41:value-type="float" table:style-name="TL Data" office:value-type="float" office:value="1776">
            <text:p>177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06" office:value-type="float">
            <text:p>60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63];[.E63];[.G63];[.I63];[.K63];[.M63];[.O63];[.Q63];[.S63];[.U63];[.W63];[.Y63])" ns41:value-type="float" table:style-name="TL Data" office:value-type="float" office:value="775">
            <text:p>775</text:p>
          </table:table-cell>
          <table:table-cell table:formula="of:=SUM([.D63];[.F63];[.H63];[.J63];[.L63];[.N63];[.P63];[.R63];[.T63];[.V63];[.X63];[.Z63])" ns41:value-type="float" table:style-name="TL Data" office:value-type="float" office:value="674">
            <text:p>6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2472" office:value-type="float">
            <text:p>2472</text:p>
          </table:table-cell>
          <table:table-cell table:style-name="TL Data" table:number-columns-repeated="8"/>
          <table:table-cell table:formula="of:=SUM([.C64];[.E64];[.G64];[.I64];[.K64];[.M64];[.O64];[.Q64];[.S64];[.U64];[.W64];[.Y64])" ns41:value-type="float" table:style-name="TL Data" office:value-type="float" office:value="2547">
            <text:p>2547</text:p>
          </table:table-cell>
          <table:table-cell table:formula="of:=SUM([.D64];[.F64];[.H64];[.J64];[.L64];[.N64];[.P64];[.R64];[.T64];[.V64];[.X64];[.Z64])" ns41:value-type="float" table:style-name="TL Data" office:value-type="float" office:value="2574">
            <text:p>25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TL Data" office:value="2028" office:value-type="float">
            <text:p>2028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07" office:value-type="float">
            <text:p>80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65];[.E65];[.G65];[.I65];[.K65];[.M65];[.O65];[.Q65];[.S65];[.U65];[.W65];[.Y65])" ns41:value-type="float" table:style-name="TL Data" office:value-type="float" office:value="3109">
            <text:p>3109</text:p>
          </table:table-cell>
          <table:table-cell table:formula="of:=SUM([.D65];[.F65];[.H65];[.J65];[.L65];[.N65];[.P65];[.R65];[.T65];[.V65];[.X65];[.Z65])" ns41:value-type="float" table:style-name="TL Data" office:value-type="float" office:value="2870">
            <text:p>287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ijhe</text:p>
          </table:table-cell>
          <table:table-cell/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330" office:value-type="float">
            <text:p>1330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66];[.E66];[.G66];[.I66];[.K66];[.M66];[.O66];[.Q66];[.S66];[.U66];[.W66];[.Y66])" ns41:value-type="float" table:style-name="TL Data" office:value-type="float" office:value="2068">
            <text:p>2068</text:p>
          </table:table-cell>
          <table:table-cell table:formula="of:=SUM([.D66];[.F66];[.H66];[.J66];[.L66];[.N66];[.P66];[.R66];[.T66];[.V66];[.X66];[.Z66])" ns41:value-type="float" table:style-name="TL Data" office:value-type="float" office:value="1936">
            <text:p>193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ilsum</text:p>
          </table:table-cell>
          <table:table-cell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67];[.E67];[.G67];[.I67];[.K67];[.M67];[.O67];[.Q67];[.S67];[.U67];[.W67];[.Y67])" ns41:value-type="float" table:style-name="TL Data" office:value-type="float" office:value="360">
            <text:p>360</text:p>
          </table:table-cell>
          <table:table-cell table:formula="of:=SUM([.D67];[.F67];[.H67];[.J67];[.L67];[.N67];[.P67];[.R67];[.T67];[.V67];[.X67];[.Z67])" ns41:value-type="float" table:style-name="TL Data" office:value-type="float" office:value="350">
            <text:p>35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Ijsselmuiden</text:p>
          </table:table-cell>
          <table:table-cell/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735" office:value-type="float">
            <text:p>735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8"/>
          <table:table-cell table:formula="of:=SUM([.C68];[.E68];[.G68];[.I68];[.K68];[.M68];[.O68];[.Q68];[.S68];[.U68];[.W68];[.Y68])" ns41:value-type="float" table:style-name="TL Data" office:value-type="float" office:value="1034">
            <text:p>1034</text:p>
          </table:table-cell>
          <table:table-cell table:formula="of:=SUM([.D68];[.F68];[.H68];[.J68];[.L68];[.N68];[.P68];[.R68];[.T68];[.V68];[.X68];[.Z68])" ns41:value-type="float" table:style-name="TL Data" office:value-type="float" office:value="1052">
            <text:p>105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alk en Veecaten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4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6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table:formula="of:=SUM([.C69];[.E69];[.G69];[.I69];[.K69];[.M69];[.O69];[.Q69];[.S69];[.U69];[.W69];[.Y69])" ns41:value-type="float" table:style-name="TL Data" office:value-type="float" office:value="496">
            <text:p>496</text:p>
          </table:table-cell>
          <table:table-cell table:formula="of:=SUM([.D69];[.F69];[.H69];[.J69];[.L69];[.N69];[.P69];[.R69];[.T69];[.V69];[.X69];[.Z69])" ns41:value-type="float" table:style-name="TL Data" office:value-type="float" office:value="475">
            <text:p>4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1764" office:value-type="float">
            <text:p>1764</text:p>
          </table:table-cell>
          <table:table-cell table:style-name="TL Data" table:number-columns-repeated="4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SUM([.C70];[.E70];[.G70];[.I70];[.K70];[.M70];[.O70];[.Q70];[.S70];[.U70];[.W70];[.Y70])" ns41:value-type="float" table:style-name="TL Data" office:value-type="float" office:value="2163">
            <text:p>2163</text:p>
          </table:table-cell>
          <table:table-cell table:formula="of:=SUM([.D70];[.F70];[.H70];[.J70];[.L70];[.N70];[.P70];[.R70];[.T70];[.V70];[.X70];[.Z70])" ns41:value-type="float" table:style-name="TL Data" office:value-type="float" office:value="2159">
            <text:p>215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Zwollerkerspel</text:p>
          </table:table-cell>
          <table:table-cell/>
          <table:table-cell ns41:value-type="float" table:style-name="TL Data" office:value="2256" office:value-type="float">
            <text:p>2256</text:p>
          </table:table-cell>
          <table:table-cell ns41:value-type="float" table:style-name="TL Data" office:value="2016" office:value-type="float">
            <text:p>2016</text:p>
          </table:table-cell>
          <table:table-cell table:style-name="TL Data" table:number-columns-repeated="4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formula="of:=SUM([.C71];[.E71];[.G71];[.I71];[.K71];[.M71];[.O71];[.Q71];[.S71];[.U71];[.W71];[.Y71])" ns41:value-type="float" table:style-name="TL Data" office:value-type="float" office:value="2989">
            <text:p>2989</text:p>
          </table:table-cell>
          <table:table-cell table:formula="of:=SUM([.D71];[.F71];[.H71];[.J71];[.L71];[.N71];[.P71];[.R71];[.T71];[.V71];[.X71];[.Z71])" ns41:value-type="float" table:style-name="TL Data" office:value-type="float" office:value="2669">
            <text:p>266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overige Gemeenten</text:p>
          </table:table-cell>
          <table:table-cell table:style-name="ce15"/>
          <table:table-cell table:formula="of:=SUM([.C14:.C71])" ns41:value-type="float" table:style-name="TL Data" office:value-type="float" office:value="69068">
            <text:p>69068</text:p>
          </table:table-cell>
          <table:table-cell table:formula="of:=SUM([.D14:.D71])" ns41:value-type="float" table:style-name="TL Data" office:value-type="float" office:value="64810">
            <text:p>64810</text:p>
          </table:table-cell>
          <table:table-cell table:formula="of:=SUM([.E14:.E71])" ns41:value-type="float" table:style-name="TL Data" office:value-type="float" office:value="23">
            <text:p>23</text:p>
          </table:table-cell>
          <table:table-cell table:formula="of:=SUM([.F14:.F71])" ns41:value-type="float" table:style-name="TL Data" office:value-type="float" office:value="14">
            <text:p>14</text:p>
          </table:table-cell>
          <table:table-cell table:formula="of:=SUM([.G14:.G71])" ns41:value-type="float" table:style-name="TL Data" office:value-type="float" office:value="8">
            <text:p>8</text:p>
          </table:table-cell>
          <table:table-cell table:formula="of:=SUM([.H14:.H71])" ns41:value-type="float" table:style-name="TL Data" office:value-type="float" office:value="6">
            <text:p>6</text:p>
          </table:table-cell>
          <table:table-cell table:formula="of:=SUM([.I14:.I71])" ns41:value-type="float" table:style-name="TL Data" office:value-type="float" office:value="5508">
            <text:p>5508</text:p>
          </table:table-cell>
          <table:table-cell table:formula="of:=SUM([.J14:.J71])" ns41:value-type="float" table:style-name="TL Data" office:value-type="float" office:value="5331">
            <text:p>5331</text:p>
          </table:table-cell>
          <table:table-cell table:formula="of:=SUM([.K14:.K71])" ns41:value-type="float" table:style-name="TL Data" office:value-type="float" office:value="1193">
            <text:p>1193</text:p>
          </table:table-cell>
          <table:table-cell table:formula="of:=SUM([.L14:.L71])" ns41:value-type="float" table:style-name="TL Data" office:value-type="float" office:value="1122">
            <text:p>1122</text:p>
          </table:table-cell>
          <table:table-cell table:formula="of:=SUM([.M14:.M71])" ns41:value-type="float" table:style-name="TL Data" office:value-type="float" office:value="164">
            <text:p>164</text:p>
          </table:table-cell>
          <table:table-cell table:formula="of:=SUM([.N14:.N71])" ns41:value-type="float" table:style-name="TL Data" office:value-type="float" office:value="126">
            <text:p>126</text:p>
          </table:table-cell>
          <table:table-cell table:formula="of:=SUM([.O14:.O71])" ns41:value-type="float" table:style-name="TL Data" office:value-type="float" office:value="15">
            <text:p>15</text:p>
          </table:table-cell>
          <table:table-cell table:formula="of:=SUM([.P14:.P71])" ns41:value-type="float" table:style-name="TL Data" office:value-type="float" office:value="13">
            <text:p>13</text:p>
          </table:table-cell>
          <table:table-cell table:formula="of:=SUM([.Q14:.Q71])" ns41:value-type="float" table:style-name="TL Data" office:value-type="float" office:value="32922">
            <text:p>32922</text:p>
          </table:table-cell>
          <table:table-cell table:formula="of:=SUM([.R14:.R71])" ns41:value-type="float" table:style-name="TL Data" office:value-type="float" office:value="31528">
            <text:p>31528</text:p>
          </table:table-cell>
          <table:table-cell table:formula="of:=SUM([.S14:.S71])" ns41:value-type="float" table:style-name="TL Data" office:value-type="float" office:value="4">
            <text:p>4</text:p>
          </table:table-cell>
          <table:table-cell table:formula="of:=SUM([.T14:.T71])" ns41:value-type="float" table:style-name="TL Data" office:value-type="float" office:value="0">
            <text:p>0</text:p>
          </table:table-cell>
          <table:table-cell table:formula="of:=SUM([.U14:.U71])" ns41:value-type="float" table:style-name="TL Data" office:value-type="float" office:value="1310">
            <text:p>1310</text:p>
          </table:table-cell>
          <table:table-cell table:formula="of:=SUM([.V14:.V71])" ns41:value-type="float" table:style-name="TL Data" office:value-type="float" office:value="1227">
            <office:annotation draw:style-name="gr1" svg:height="0.466cm" draw:caption-point-y="0.285cm" svg:width="0.866cm" svg:x="42.111cm" draw:caption-point-x="-0.432cm" svg:y="32.956cm" draw:text-style-name="P1">
              <dc:creator>CDM</dc:creator>
              <dc:date>2014-12-12T00:00:00</dc:date>
              <text:p text:style-name="P1"><text:span text:style-name="T1">1228</text:span></text:p>
              <text:p text:style-name="P1"><text:span text:style-name="T1"/></text:p>
            </office:annotation>
            <text:p>1227</text:p>
          </table:table-cell>
          <table:table-cell table:formula="of:=SUM([.W14:.W71])" ns41:value-type="float" table:style-name="TL Data" office:value-type="float" office:value="4">
            <text:p>4</text:p>
          </table:table-cell>
          <table:table-cell table:formula="of:=SUM([.X14:.X71])" ns41:value-type="float" table:style-name="TL Data" office:value-type="float" office:value="8">
            <text:p>8</text:p>
          </table:table-cell>
          <table:table-cell table:formula="of:=SUM([.Y14:.Y71])" ns41:value-type="float" table:style-name="TL Data" office:value-type="float" office:value="211">
            <text:p>211</text:p>
          </table:table-cell>
          <table:table-cell table:formula="of:=SUM([.Z14:.Z71])" ns41:value-type="float" table:style-name="TL Data" office:value-type="float" office:value="155">
            <text:p>155</text:p>
          </table:table-cell>
          <table:table-cell table:formula="of:=SUM([.AA14:.AA71])" ns41:value-type="float" table:style-name="TL Data" office:value-type="float" office:value="110430">
            <text:p>110430</text:p>
          </table:table-cell>
          <table:table-cell table:formula="of:=SUM([.AB14:.AB71])" ns41:value-type="float" table:style-name="TL Data" office:value-type="float" office:value="104340">
            <office:annotation draw:style-name="gr1" svg:height="0.445cm" draw:caption-point-y="0.285cm" svg:width="1.222cm" svg:x="52.757cm" draw:caption-point-x="-0.431cm" svg:y="32.956cm" draw:text-style-name="P1">
              <dc:creator>CDM</dc:creator>
              <dc:date>2014-12-12T00:00:00</dc:date>
              <text:p text:style-name="P1"><text:span text:style-name="T1">104341</text:span></text:p>
              <text:p text:style-name="P1"><text:span text:style-name="T1"/></text:p>
            </office:annotation>
            <text:p>10434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5"/>
          <table:table-cell table:formula="of:=SUM([.C13];[.C72])" ns41:value-type="float" table:style-name="TL Data" office:value-type="float" office:value="88679">
            <text:p>88679</text:p>
          </table:table-cell>
          <table:table-cell table:formula="of:=SUM([.D13];[.D72])" ns41:value-type="float" table:style-name="TL Data" office:value-type="float" office:value="84960">
            <text:p>84960</text:p>
          </table:table-cell>
          <table:table-cell table:formula="of:=SUM([.E13];[.E72])" ns41:value-type="float" table:style-name="TL Data" office:value-type="float" office:value="86">
            <text:p>86</text:p>
          </table:table-cell>
          <table:table-cell table:formula="of:=SUM([.F13];[.F72])" ns41:value-type="float" table:style-name="TL Data" office:value-type="float" office:value="59">
            <text:p>59</text:p>
          </table:table-cell>
          <table:table-cell table:formula="of:=SUM([.G13];[.G72])" ns41:value-type="float" table:style-name="TL Data" office:value-type="float" office:value="27">
            <text:p>27</text:p>
          </table:table-cell>
          <table:table-cell table:formula="of:=SUM([.H13];[.H72])" ns41:value-type="float" table:style-name="TL Data" office:value-type="float" office:value="29">
            <text:p>29</text:p>
          </table:table-cell>
          <table:table-cell table:formula="of:=SUM([.I13];[.I72])" ns41:value-type="float" table:style-name="TL Data" office:value-type="float" office:value="6818">
            <text:p>6818</text:p>
          </table:table-cell>
          <table:table-cell table:formula="of:=SUM([.J13];[.J72])" ns41:value-type="float" table:style-name="TL Data" office:value-type="float" office:value="6763">
            <text:p>6763</text:p>
          </table:table-cell>
          <table:table-cell table:formula="of:=SUM([.K13];[.K72])" ns41:value-type="float" table:style-name="TL Data" office:value-type="float" office:value="1575">
            <text:p>1575</text:p>
          </table:table-cell>
          <table:table-cell table:formula="of:=SUM([.L13];[.L72])" ns41:value-type="float" table:style-name="TL Data" office:value-type="float" office:value="1526">
            <text:p>1526</text:p>
          </table:table-cell>
          <table:table-cell table:formula="of:=SUM([.M13];[.M72])" ns41:value-type="float" table:style-name="TL Data" office:value-type="float" office:value="803">
            <text:p>803</text:p>
          </table:table-cell>
          <table:table-cell table:formula="of:=SUM([.N13];[.N72])" ns41:value-type="float" table:style-name="TL Data" office:value-type="float" office:value="698">
            <text:p>698</text:p>
          </table:table-cell>
          <table:table-cell table:formula="of:=SUM([.O13];[.O72])" ns41:value-type="float" table:style-name="TL Data" office:value-type="float" office:value="64">
            <text:p>64</text:p>
          </table:table-cell>
          <table:table-cell table:formula="of:=SUM([.P13];[.P72])" ns41:value-type="float" table:style-name="TL Data" office:value-type="float" office:value="72">
            <text:p>72</text:p>
          </table:table-cell>
          <table:table-cell table:formula="of:=SUM([.Q13];[.Q72])" ns41:value-type="float" table:style-name="TL Data" office:value-type="float" office:value="39376">
            <text:p>39376</text:p>
          </table:table-cell>
          <table:table-cell table:formula="of:=SUM([.R13];[.R72])" ns41:value-type="float" table:style-name="TL Data" office:value-type="float" office:value="38143">
            <text:p>38143</text:p>
          </table:table-cell>
          <table:table-cell table:formula="of:=SUM([.S13];[.S72])" ns41:value-type="float" table:style-name="TL Data" office:value-type="float" office:value="6">
            <text:p>6</text:p>
          </table:table-cell>
          <table:table-cell table:formula="of:=SUM([.T13];[.T72])" ns41:value-type="float" table:style-name="TL Data" office:value-type="float" office:value="5">
            <text:p>5</text:p>
          </table:table-cell>
          <table:table-cell table:formula="of:=SUM([.U13];[.U72])" ns41:value-type="float" table:style-name="TL Data" office:value-type="float" office:value="2040">
            <text:p>2040</text:p>
          </table:table-cell>
          <table:table-cell table:formula="of:=SUM([.V13];[.V72])" ns41:value-type="float" table:style-name="TL Data" office:value-type="float" office:value="1870">
            <office:annotation draw:style-name="gr1" svg:height="0.445cm" draw:caption-point-y="0.285cm" svg:width="0.889cm" svg:x="42.111cm" draw:caption-point-x="-0.432cm" svg:y="33.443cm" draw:text-style-name="P1">
              <dc:creator>CDM</dc:creator>
              <dc:date>2014-12-12T00:00:00</dc:date>
              <text:p text:style-name="P1"><text:span text:style-name="T1">1871</text:span></text:p>
              <text:p text:style-name="P1"><text:span text:style-name="T1"/></text:p>
            </office:annotation>
            <text:p>1870</text:p>
          </table:table-cell>
          <table:table-cell table:formula="of:=SUM([.W13];[.W72])" ns41:value-type="float" table:style-name="TL Data" office:value-type="float" office:value="4">
            <text:p>4</text:p>
          </table:table-cell>
          <table:table-cell table:formula="of:=SUM([.X13];[.X72])" ns41:value-type="float" table:style-name="TL Data" office:value-type="float" office:value="8">
            <text:p>8</text:p>
          </table:table-cell>
          <table:table-cell table:formula="of:=SUM([.Y13];[.Y72])" ns41:value-type="float" table:style-name="TL Data" office:value-type="float" office:value="294">
            <text:p>294</text:p>
          </table:table-cell>
          <table:table-cell table:formula="of:=SUM([.Z13];[.Z72])" ns41:value-type="float" table:style-name="TL Data" office:value-type="float" office:value="230">
            <text:p>230</text:p>
          </table:table-cell>
          <table:table-cell table:formula="of:=SUM([.AA13];[.AA72])" ns41:value-type="float" table:style-name="TL Data" office:value-type="float" office:value="139772">
            <text:p>139772</text:p>
          </table:table-cell>
          <table:table-cell table:formula="of:=SUM([.AB13];[.AB72])" ns41:value-type="float" table:style-name="TL Data" office:value-type="float" office:value="134363">
            <office:annotation draw:style-name="gr1" svg:height="0.382cm" draw:caption-point-y="0.285cm" svg:width="1.31cm" svg:x="52.757cm" draw:caption-point-x="-0.431cm" svg:y="33.443cm" draw:text-style-name="P1">
              <dc:creator>CDM</dc:creator>
              <dc:date>2014-12-12T00:00:00</dc:date>
              <text:p text:style-name="P1"><text:span text:style-name="T1">134364</text:span></text:p>
              <text:p text:style-name="P1"><text:span text:style-name="T1"/></text:p>
            </office:annotation>
            <text:p>134363</text:p>
          </table:table-cell>
          <table:table-cell ns41:value-type="string" table:style-name="ce44" office:value-type="string">
            <text:p>VT</text:p>
          </table:table-cell>
          <table:table-cell ns41:value-type="string" table:style-name="ce46" office:value-type="string">
            <text:p>1879_02_H5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107" office:value-type="float">
            <text:p>107</text:p>
          </table:table-cell>
          <table:table-cell ns41:value-type="string" table:style-name="ce46" office:value-type="string">
            <text:p>Overijssel</text:p>
          </table:table-cell>
          <table:table-cell ns41:value-type="string" table:style-name="ce52" office:value-type="string">
            <text:p>34_0307</text:p>
          </table:table-cell>
          <table:table-cell table:number-columns-repeated="99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2" style:page-layout-name="Mpm3" style:display-name="PageStyle_Overijssel2">
      <style:header style:display="false"/>
      <style:header-left style:display="false"/>
      <style:footer style:display="false"/>
      <style:footer-left style:display="false"/>
    </style:master-page>
    <style:master-page style:name="PageStyle_5f_Overijssel1" style:page-layout-name="Mpm4" style:display-name="PageStyle_Overijssel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7-06T13:32:02</meta:creation-date>
    <dc:creator>Yamit</dc:creator>
    <dc:date>2004-08-30T14:22:47</dc:date>
    <meta:document-statistic meta:object-count="0" meta:cell-count="1906" meta:table-count="2"/>
    <meta:generator>ODFPY/1.3.0dev</meta:generator>
  </office:meta>
</office:document-meta>
</file>